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74.7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9.07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115.01mm"/>
    </style:style>
    <style:style style:name="co12" style:family="table-column">
      <style:table-column-properties fo:break-before="auto" style:column-width="77.15mm"/>
    </style:style>
    <style:style style:name="co13" style:family="table-column">
      <style:table-column-properties fo:break-before="auto" style:column-width="26.23mm"/>
    </style:style>
    <style:style style:name="co14" style:family="table-column">
      <style:table-column-properties fo:break-before="auto" style:column-width="20.5mm"/>
    </style:style>
    <style:style style:name="co15" style:family="table-column">
      <style:table-column-properties fo:break-before="auto" style:column-width="17.52mm"/>
    </style:style>
    <style:style style:name="co16" style:family="table-column">
      <style:table-column-properties fo:break-before="auto" style:column-width="18.8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4" style:family="table-cell" style:parent-style-name="Default" style:data-style-name="N100"/>
    <style:style style:name="ce5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6" style:family="table-cell" style:parent-style-name="Pivot_20_Table_20_Corner">
      <style:table-cell-properties fo:border-bottom="none" fo:border-left="2.01pt solid #000000" fo:border-right="none" fo:border-top="none"/>
    </style:style>
    <style:style style:name="ce5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9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6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4" style:family="table-cell" style:parent-style-name="Default">
      <style:table-cell-properties fo:border="0.99pt solid #000000"/>
    </style:style>
    <style:style style:name="ce6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6" style:family="table-cell" style:parent-style-name="Pivot_20_Table_20_Corner">
      <style:table-cell-properties fo:border-bottom="none" fo:border-left="none" fo:border-right="0.99pt solid #000000" fo:border-top="none"/>
    </style:style>
    <style:style style:name="ce67" style:family="table-cell" style:parent-style-name="Pivot_20_Table_20_Field">
      <style:table-cell-properties fo:border="0.99pt solid #000000"/>
    </style:style>
    <style:style style:name="ce68" style:family="table-cell" style:parent-style-name="Pivot_20_Table_20_Category" style:data-style-name="N0">
      <style:table-cell-properties fo:border="0.99pt solid #000000"/>
    </style:style>
    <style:style style:name="ce69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7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5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7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7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7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7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80" style:family="table-cell" style:parent-style-name="Pivot_20_Table_20_Value">
      <style:table-cell-properties fo:border-bottom="none" fo:border-left="0.99pt solid #000000" fo:border-right="none" fo:border-top="none"/>
    </style:style>
    <style:style style:name="ce8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82" style:family="table-cell" style:parent-style-name="Pivot_20_Table_20_Result" style:data-style-name="N0"/>
    <style:style style:name="ce8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8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86" style:family="table-cell" style:parent-style-name="Pivot_20_Table_20_Category" style:data-style-name="N0"/>
    <style:style style:name="ce8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8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89" style:family="table-cell" style:parent-style-name="Pivot_20_Table_20_Value">
      <style:table-cell-properties fo:border-bottom="none" fo:border-left="none" fo:border-right="none" fo:border-top="0.99pt solid #000000"/>
    </style:style>
    <style:style style:name="ce90" style:family="table-cell" style:parent-style-name="Pivot_20_Table_20_Value" style:data-style-name="N0"/>
    <style:style style:name="ce91" style:family="table-cell" style:parent-style-name="Pivot_20_Table_20_Value">
      <style:table-cell-properties fo:border-bottom="0.99pt solid #000000" fo:border-left="none" fo:border-right="none" fo:border-top="none"/>
    </style:style>
    <style:style style:name="ce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9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94" style:family="table-cell" style:parent-style-name="Pivot_20_Table_20_Corner">
      <style:table-cell-properties fo:border-bottom="none" fo:border-left="none" fo:border-right="none" fo:border-top="2.01pt solid #000000"/>
    </style:style>
    <style:style style:name="ce95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9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97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9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99" style:family="table-cell" style:parent-style-name="Pivot_20_Table_20_Value">
      <style:table-cell-properties fo:border-bottom="none" fo:border-left="none" fo:border-right="0.99pt solid #000000" fo:border-top="none"/>
    </style:style>
    <style:style style:name="ce10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0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0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0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04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0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06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10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0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0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4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transaction_da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ansaction_type</text:p>
          </table:table-cell>
          <table:table-cell office:value-type="string" calcext:value-type="string">
            <text:p>our_reference</text:p>
          </table:table-cell>
          <table:table-cell office:value-type="string" calcext:value-type="string">
            <text:p>ext_reference</text:p>
          </table:table-cell>
          <table:table-cell office:value-type="string" calcext:value-type="string">
            <text:p>os_valu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base_os_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yment_terms</text:p>
          </table:table-cell>
          <table:table-cell office:value-type="string" calcext:value-type="string">
            <text:p>sl_analysis</text:p>
          </table:table-cell>
          <table:table-cell table:style-name="Default" office:value-type="string" calcext:value-type="string">
            <text:p>due_date</text:p>
          </table:table-cell>
          <table:table-cell office:value-type="string" calcext:value-type="string">
            <text:p>due_year</text:p>
          </table:table-cell>
          <table:table-cell office:value-type="string" calcext:value-type="string">
            <text:p>due_week</text:p>
          </table:table-cell>
          <table:table-cell office:value-type="string" calcext:value-type="string">
            <text:p>pay_year</text:p>
          </table:table-cell>
          <table:table-cell office:value-type="string" calcext:value-type="string">
            <text:p>pay_week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2-21</text:p>
          </table:table-cell>
          <table:table-cell office:value-type="float" office:value="32376" calcext:value-type="float">
            <text:p>32376</text:p>
          </table:table-cell>
          <table:table-cell office:value-type="string" calcext:value-type="string">
            <text:p>I</text:p>
          </table:table-cell>
          <table:table-cell office:value-type="float" office:value="19611" calcext:value-type="float">
            <text:p>19611</text:p>
          </table:table-cell>
          <table:table-cell office:value-type="float" office:value="8950536445" calcext:value-type="float">
            <text:p>8950536445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Time: 11:30</text:p>
            <text:p>Ref: 0989184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27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2-25</text:p>
          </table:table-cell>
          <table:table-cell office:value-type="float" office:value="32389" calcext:value-type="float">
            <text:p>32389</text:p>
          </table:table-cell>
          <table:table-cell office:value-type="string" calcext:value-type="string">
            <text:p>I</text:p>
          </table:table-cell>
          <table:table-cell office:value-type="float" office:value="19620" calcext:value-type="float">
            <text:p>19620</text:p>
          </table:table-cell>
          <table:table-cell office:value-type="float" office:value="8950536451" calcext:value-type="float">
            <text:p>895053645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30</text:p>
            <text:p>Ref: 0989766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1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2-26</text:p>
          </table:table-cell>
          <table:table-cell office:value-type="float" office:value="32393" calcext:value-type="float">
            <text:p>32393</text:p>
          </table:table-cell>
          <table:table-cell office:value-type="string" calcext:value-type="string">
            <text:p>I</text:p>
          </table:table-cell>
          <table:table-cell office:value-type="float" office:value="19622" calcext:value-type="float">
            <text:p>19622</text:p>
          </table:table-cell>
          <table:table-cell office:value-type="float" office:value="8950536454" calcext:value-type="float">
            <text:p>8950536454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0989971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2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2-28</text:p>
          </table:table-cell>
          <table:table-cell office:value-type="float" office:value="32412" calcext:value-type="float">
            <text:p>32412</text:p>
          </table:table-cell>
          <table:table-cell office:value-type="string" calcext:value-type="string">
            <text:p>I</text:p>
          </table:table-cell>
          <table:table-cell office:value-type="float" office:value="19635" calcext:value-type="float">
            <text:p>19635</text:p>
          </table:table-cell>
          <table:table-cell office:value-type="float" office:value="8950536466" calcext:value-type="float">
            <text:p>8950536466</text:p>
          </table:table-cell>
          <table:table-cell office:value-type="float" office:value="3858.62" calcext:value-type="float">
            <text:p>3858.6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3858.62" calcext:value-type="float">
            <text:p>3858.62</text:p>
          </table:table-cell>
          <table:table-cell office:value-type="string" calcext:value-type="string">
            <text:p>Time: 12:00</text:p>
            <text:p>Ref: 0990874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4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05</text:p>
          </table:table-cell>
          <table:table-cell office:value-type="float" office:value="32429" calcext:value-type="float">
            <text:p>32429</text:p>
          </table:table-cell>
          <table:table-cell office:value-type="string" calcext:value-type="string">
            <text:p>I</text:p>
          </table:table-cell>
          <table:table-cell office:value-type="float" office:value="19648" calcext:value-type="float">
            <text:p>19648</text:p>
          </table:table-cell>
          <table:table-cell office:value-type="float" office:value="8950536475" calcext:value-type="float">
            <text:p>8950536475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0991698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07</text:p>
          </table:table-cell>
          <table:table-cell office:value-type="float" office:value="32443" calcext:value-type="float">
            <text:p>32443</text:p>
          </table:table-cell>
          <table:table-cell office:value-type="string" calcext:value-type="string">
            <text:p>I</text:p>
          </table:table-cell>
          <table:table-cell office:value-type="float" office:value="19652" calcext:value-type="float">
            <text:p>19652</text:p>
          </table:table-cell>
          <table:table-cell office:value-type="float" office:value="8950536485" calcext:value-type="float">
            <text:p>8950536485</text:p>
          </table:table-cell>
          <table:table-cell office:value-type="float" office:value="1929.31" calcext:value-type="float">
            <text:p>1929.31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929.31" calcext:value-type="float">
            <text:p>1929.31</text:p>
          </table:table-cell>
          <table:table-cell office:value-type="string" calcext:value-type="string">
            <text:p>Time: 12:30</text:p>
            <text:p>Ref: 0992585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1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08</text:p>
          </table:table-cell>
          <table:table-cell office:value-type="float" office:value="32447" calcext:value-type="float">
            <text:p>32447</text:p>
          </table:table-cell>
          <table:table-cell office:value-type="string" calcext:value-type="string">
            <text:p>I</text:p>
          </table:table-cell>
          <table:table-cell office:value-type="float" office:value="19656" calcext:value-type="float">
            <text:p>19656</text:p>
          </table:table-cell>
          <table:table-cell office:value-type="float" office:value="8950536487" calcext:value-type="float">
            <text:p>8950536487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2:00</text:p>
            <text:p>Ref: 0992862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1</text:p>
          </table:table-cell>
          <table:table-cell office:value-type="float" office:value="32455" calcext:value-type="float">
            <text:p>32455</text:p>
          </table:table-cell>
          <table:table-cell office:value-type="string" calcext:value-type="string">
            <text:p>I</text:p>
          </table:table-cell>
          <table:table-cell office:value-type="float" office:value="19658" calcext:value-type="float">
            <text:p>19658</text:p>
          </table:table-cell>
          <table:table-cell office:value-type="float" office:value="8950536490" calcext:value-type="float">
            <text:p>8950536490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0993156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5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4</text:p>
          </table:table-cell>
          <table:table-cell office:value-type="float" office:value="32475" calcext:value-type="float">
            <text:p>32475</text:p>
          </table:table-cell>
          <table:table-cell office:value-type="string" calcext:value-type="string">
            <text:p>I</text:p>
          </table:table-cell>
          <table:table-cell office:value-type="float" office:value="19666" calcext:value-type="float">
            <text:p>19666</text:p>
          </table:table-cell>
          <table:table-cell office:value-type="float" office:value="8950536509" calcext:value-type="float">
            <text:p>8950536509</text:p>
          </table:table-cell>
          <table:table-cell office:value-type="float" office:value="1929.31" calcext:value-type="float">
            <text:p>1929.31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929.31" calcext:value-type="float">
            <text:p>1929.31</text:p>
          </table:table-cell>
          <table:table-cell office:value-type="string" calcext:value-type="string">
            <text:p>Time: 12:00</text:p>
            <text:p>Ref: 0994304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8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5</text:p>
          </table:table-cell>
          <table:table-cell office:value-type="float" office:value="32491" calcext:value-type="float">
            <text:p>32491</text:p>
          </table:table-cell>
          <table:table-cell office:value-type="string" calcext:value-type="string">
            <text:p>I</text:p>
          </table:table-cell>
          <table:table-cell office:value-type="float" office:value="19675" calcext:value-type="float">
            <text:p>19675</text:p>
          </table:table-cell>
          <table:table-cell office:value-type="float" office:value="8950536511" calcext:value-type="float">
            <text:p>895053651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30</text:p>
            <text:p>Ref: 0994597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9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8</text:p>
          </table:table-cell>
          <table:table-cell office:value-type="float" office:value="32499" calcext:value-type="float">
            <text:p>32499</text:p>
          </table:table-cell>
          <table:table-cell office:value-type="string" calcext:value-type="string">
            <text:p>I</text:p>
          </table:table-cell>
          <table:table-cell office:value-type="float" office:value="19682" calcext:value-type="float">
            <text:p>19682</text:p>
          </table:table-cell>
          <table:table-cell office:value-type="float" office:value="8950536518" calcext:value-type="float">
            <text:p>8950536518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0994904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2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0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I</text:p>
          </table:table-cell>
          <table:table-cell office:value-type="float" office:value="19689" calcext:value-type="float">
            <text:p>19689</text:p>
          </table:table-cell>
          <table:table-cell office:value-type="float" office:value="8950536534" calcext:value-type="float">
            <text:p>8950536534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0995745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4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1</text:p>
          </table:table-cell>
          <table:table-cell office:value-type="float" office:value="32513" calcext:value-type="float">
            <text:p>32513</text:p>
          </table:table-cell>
          <table:table-cell office:value-type="string" calcext:value-type="string">
            <text:p>I</text:p>
          </table:table-cell>
          <table:table-cell office:value-type="float" office:value="19691" calcext:value-type="float">
            <text:p>19691</text:p>
          </table:table-cell>
          <table:table-cell office:value-type="float" office:value="8950536538" calcext:value-type="float">
            <text:p>8950536538</text:p>
          </table:table-cell>
          <table:table-cell office:value-type="float" office:value="670.03" calcext:value-type="float">
            <text:p>670.0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670.03" calcext:value-type="float">
            <text:p>670.03</text:p>
          </table:table-cell>
          <table:table-cell office:value-type="string" calcext:value-type="string">
            <text:p>Time: 13:00</text:p>
            <text:p>Ref: 0996078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5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6</text:p>
          </table:table-cell>
          <table:table-cell office:value-type="float" office:value="32533" calcext:value-type="float">
            <text:p>32533</text:p>
          </table:table-cell>
          <table:table-cell office:value-type="string" calcext:value-type="string">
            <text:p>I</text:p>
          </table:table-cell>
          <table:table-cell office:value-type="float" office:value="19703" calcext:value-type="float">
            <text:p>19703</text:p>
          </table:table-cell>
          <table:table-cell office:value-type="float" office:value="8950536548" calcext:value-type="float">
            <text:p>8950536548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Time:11:00</text:p>
            <text:p>Ref: 0996962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0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6</text:p>
          </table:table-cell>
          <table:table-cell office:value-type="float" office:value="32534" calcext:value-type="float">
            <text:p>32534</text:p>
          </table:table-cell>
          <table:table-cell office:value-type="string" calcext:value-type="string">
            <text:p>I</text:p>
          </table:table-cell>
          <table:table-cell office:value-type="float" office:value="19704" calcext:value-type="float">
            <text:p>19704</text:p>
          </table:table-cell>
          <table:table-cell office:value-type="float" office:value="8950536539" calcext:value-type="float">
            <text:p>8950536539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0996962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0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7</text:p>
          </table:table-cell>
          <table:table-cell office:value-type="float" office:value="32539" calcext:value-type="float">
            <text:p>32539</text:p>
          </table:table-cell>
          <table:table-cell office:value-type="string" calcext:value-type="string">
            <text:p>I</text:p>
          </table:table-cell>
          <table:table-cell office:value-type="float" office:value="19708" calcext:value-type="float">
            <text:p>19708</text:p>
          </table:table-cell>
          <table:table-cell office:value-type="float" office:value="8950536557" calcext:value-type="float">
            <text:p>8950536557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0997584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8</text:p>
          </table:table-cell>
          <table:table-cell office:value-type="float" office:value="32550" calcext:value-type="float">
            <text:p>32550</text:p>
          </table:table-cell>
          <table:table-cell office:value-type="string" calcext:value-type="string">
            <text:p>I</text:p>
          </table:table-cell>
          <table:table-cell office:value-type="float" office:value="19712" calcext:value-type="float">
            <text:p>19712</text:p>
          </table:table-cell>
          <table:table-cell office:value-type="float" office:value="8950536563" calcext:value-type="float">
            <text:p>8950536563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Time: 11:00</text:p>
            <text:p>Ref: 0997965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5</text:p>
          </table:table-cell>
          <table:table-cell office:value-type="float" office:value="32597" calcext:value-type="float">
            <text:p>32597</text:p>
          </table:table-cell>
          <table:table-cell office:value-type="string" calcext:value-type="string">
            <text:p>I</text:p>
          </table:table-cell>
          <table:table-cell office:value-type="float" office:value="19737" calcext:value-type="float">
            <text:p>19737</text:p>
          </table:table-cell>
          <table:table-cell office:value-type="float" office:value="8950536590" calcext:value-type="float">
            <text:p>8950536590</text:p>
          </table:table-cell>
          <table:table-cell office:value-type="float" office:value="1929.31" calcext:value-type="float">
            <text:p>1929.31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929.31" calcext:value-type="float">
            <text:p>1929.31</text:p>
          </table:table-cell>
          <table:table-cell office:value-type="string" calcext:value-type="string">
            <text:p>Time: 11:30</text:p>
            <text:p>Ref: 1000064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9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8</text:p>
          </table:table-cell>
          <table:table-cell office:value-type="float" office:value="32609" calcext:value-type="float">
            <text:p>32609</text:p>
          </table:table-cell>
          <table:table-cell office:value-type="string" calcext:value-type="string">
            <text:p>I</text:p>
          </table:table-cell>
          <table:table-cell office:value-type="float" office:value="19745" calcext:value-type="float">
            <text:p>19745</text:p>
          </table:table-cell>
          <table:table-cell office:value-type="float" office:value="8950536595" calcext:value-type="float">
            <text:p>8950536595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1000315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2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9</text:p>
          </table:table-cell>
          <table:table-cell office:value-type="float" office:value="32615" calcext:value-type="float">
            <text:p>32615</text:p>
          </table:table-cell>
          <table:table-cell office:value-type="string" calcext:value-type="string">
            <text:p>I</text:p>
          </table:table-cell>
          <table:table-cell office:value-type="float" office:value="19749" calcext:value-type="float">
            <text:p>19749</text:p>
          </table:table-cell>
          <table:table-cell office:value-type="float" office:value="8950536599" calcext:value-type="float">
            <text:p>8950536599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1000550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3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1</text:p>
          </table:table-cell>
          <table:table-cell office:value-type="float" office:value="32631" calcext:value-type="float">
            <text:p>32631</text:p>
          </table:table-cell>
          <table:table-cell office:value-type="string" calcext:value-type="string">
            <text:p>I</text:p>
          </table:table-cell>
          <table:table-cell office:value-type="float" office:value="19756" calcext:value-type="float">
            <text:p>19756</text:p>
          </table:table-cell>
          <table:table-cell office:value-type="float" office:value="8950536610" calcext:value-type="float">
            <text:p>8950536610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Time: 12:00</text:p>
            <text:p>Ref: 1001486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2</text:p>
          </table:table-cell>
          <table:table-cell office:value-type="float" office:value="32635" calcext:value-type="float">
            <text:p>32635</text:p>
          </table:table-cell>
          <table:table-cell office:value-type="string" calcext:value-type="string">
            <text:p>I</text:p>
          </table:table-cell>
          <table:table-cell office:value-type="float" office:value="19760" calcext:value-type="float">
            <text:p>19760</text:p>
          </table:table-cell>
          <table:table-cell office:value-type="float" office:value="8950536615" calcext:value-type="float">
            <text:p>8950536615</text:p>
          </table:table-cell>
          <table:table-cell office:value-type="float" office:value="1929.31" calcext:value-type="float">
            <text:p>1929.31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929.31" calcext:value-type="float">
            <text:p>1929.31</text:p>
          </table:table-cell>
          <table:table-cell office:value-type="string" calcext:value-type="string">
            <text:p>Time: 11:30</text:p>
            <text:p>Ref: 1001755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6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6</text:p>
          </table:table-cell>
          <table:table-cell office:value-type="float" office:value="32643" calcext:value-type="float">
            <text:p>32643</text:p>
          </table:table-cell>
          <table:table-cell office:value-type="string" calcext:value-type="string">
            <text:p>I</text:p>
          </table:table-cell>
          <table:table-cell office:value-type="float" office:value="19765" calcext:value-type="float">
            <text:p>19765</text:p>
          </table:table-cell>
          <table:table-cell office:value-type="float" office:value="8950536623" calcext:value-type="float">
            <text:p>8950536623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964.66" calcext:value-type="float">
            <text:p>964.66</text:p>
          </table:table-cell>
          <table:table-cell office:value-type="string" calcext:value-type="string">
            <text:p>Time: 11:00</text:p>
            <text:p>Ref: 1002288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20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7</text:p>
          </table:table-cell>
          <table:table-cell office:value-type="float" office:value="32651" calcext:value-type="float">
            <text:p>32651</text:p>
          </table:table-cell>
          <table:table-cell office:value-type="string" calcext:value-type="string">
            <text:p>I</text:p>
          </table:table-cell>
          <table:table-cell office:value-type="float" office:value="19770" calcext:value-type="float">
            <text:p>19770</text:p>
          </table:table-cell>
          <table:table-cell office:value-type="float" office:value="8950536635" calcext:value-type="float">
            <text:p>8950536635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Time: 12:30</text:p>
            <text:p>Ref: 1003400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21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CanDo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6</text:p>
          </table:table-cell>
          <table:table-cell office:value-type="float" office:value="32676" calcext:value-type="float">
            <text:p>32676</text:p>
          </table:table-cell>
          <table:table-cell office:value-type="string" calcext:value-type="string">
            <text:p>I</text:p>
          </table:table-cell>
          <table:table-cell office:value-type="float" office:value="19786" calcext:value-type="float">
            <text:p>19786</text:p>
          </table:table-cell>
          <table:table-cell office:value-type="float" office:value="8950536658" calcext:value-type="float">
            <text:p>8950536658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893.97" calcext:value-type="float">
            <text:p>2893.97</text:p>
          </table:table-cell>
          <table:table-cell office:value-type="string" calcext:value-type="string">
            <text:p>Time: 12:00</text:p>
            <text:p>Ref: 1004681</text:p>
          </table:table-cell>
          <table:table-cell office:value-type="string" calcext:value-type="string">
            <text:p>6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30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ocker UK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7</text:p>
          </table:table-cell>
          <table:table-cell office:value-type="float" office:value="32536" calcext:value-type="float">
            <text:p>32536</text:p>
          </table:table-cell>
          <table:table-cell office:value-type="string" calcext:value-type="string">
            <text:p>I</text:p>
          </table:table-cell>
          <table:table-cell office:value-type="float" office:value="19706" calcext:value-type="float">
            <text:p>19706</text:p>
          </table:table-cell>
          <table:table-cell office:value-type="string" calcext:value-type="string">
            <text:p>Luc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tability Tests for Docker</text:p>
          </table:table-cell>
          <table:table-cell office:value-type="string" calcext:value-type="string">
            <text:p>End of Month plus 75 days with 2.5% Discount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lley Grou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5</text:p>
          </table:table-cell>
          <table:table-cell office:value-type="float" office:value="32675" calcext:value-type="float">
            <text:p>32675</text:p>
          </table:table-cell>
          <table:table-cell office:value-type="string" calcext:value-type="string">
            <text:p>I</text:p>
          </table:table-cell>
          <table:table-cell office:value-type="float" office:value="19785" calcext:value-type="float">
            <text:p>19785</text:p>
          </table:table-cell>
          <table:table-cell office:value-type="float" office:value="9900146" calcext:value-type="float">
            <text:p>9900146</text:p>
          </table:table-cell>
          <table:table-cell office:value-type="float" office:value="8619.96" calcext:value-type="float">
            <text:p>8619.9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8619.96" calcext:value-type="float">
            <text:p>8619.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Not 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tainer Solution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3</text:p>
          </table:table-cell>
          <table:table-cell office:value-type="float" office:value="32470" calcext:value-type="float">
            <text:p>32470</text:p>
          </table:table-cell>
          <table:table-cell office:value-type="string" calcext:value-type="string">
            <text:p>R</text:p>
          </table:table-cell>
          <table:table-cell office:value-type="float" office:value="33729" calcext:value-type="float">
            <text:p>33729</text:p>
          </table:table-cell>
          <table:table-cell office:value-type="string" calcext:value-type="string">
            <text:p>0071780114313130HN9220190313826402080</text:p>
          </table:table-cell>
          <table:table-cell office:value-type="float" office:value="-2820" calcext:value-type="float">
            <text:p>-2820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-2820" calcext:value-type="float">
            <text:p>-2820</text:p>
          </table:table-cell>
          <table:table-cell office:value-type="string" calcext:value-type="string">
            <text:p>Pro Forma payment</text:p>
          </table:table-cell>
          <table:table-cell office:value-type="string" calcext:value-type="string">
            <text:p>Pro Forma</text:p>
          </table:table-cell>
          <table:table-cell office:value-type="string" calcext:value-type="string">
            <text:p>Not Tier 1</text:p>
          </table:table-cell>
          <table:table-cell office:value-type="string" calcext:value-type="string">
            <text:p>2019-03-13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elta Two Z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5</text:p>
          </table:table-cell>
          <table:table-cell office:value-type="float" office:value="32639" calcext:value-type="float">
            <text:p>32639</text:p>
          </table:table-cell>
          <table:table-cell office:value-type="string" calcext:value-type="string">
            <text:p>I</text:p>
          </table:table-cell>
          <table:table-cell office:value-type="float" office:value="19761" calcext:value-type="float">
            <text:p>19761</text:p>
          </table:table-cell>
          <table:table-cell office:value-type="float" office:value="547984" calcext:value-type="float">
            <text:p>547984</text:p>
          </table:table-cell>
          <table:table-cell office:value-type="float" office:value="24393.6" calcext:value-type="float">
            <text:p>24393.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4393.6" calcext:value-type="float">
            <text:p>24393.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Not Tier 1</text:p>
          </table:table-cell>
          <table:table-cell office:value-type="string" calcext:value-type="string">
            <text:p>2019-05-15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he Zone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0</text:p>
          </table:table-cell>
          <table:table-cell office:value-type="float" office:value="32509" calcext:value-type="float">
            <text:p>32509</text:p>
          </table:table-cell>
          <table:table-cell office:value-type="string" calcext:value-type="string">
            <text:p>I</text:p>
          </table:table-cell>
          <table:table-cell office:value-type="float" office:value="19688" calcext:value-type="float">
            <text:p>19688</text:p>
          </table:table-cell>
          <table:table-cell office:value-type="float" office:value="8085" calcext:value-type="float">
            <text:p>808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ability Test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The Zone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6</text:p>
          </table:table-cell>
          <table:table-cell office:value-type="float" office:value="32535" calcext:value-type="float">
            <text:p>32535</text:p>
          </table:table-cell>
          <table:table-cell office:value-type="string" calcext:value-type="string">
            <text:p>I</text:p>
          </table:table-cell>
          <table:table-cell office:value-type="float" office:value="19705" calcext:value-type="float">
            <text:p>19705</text:p>
          </table:table-cell>
          <table:table-cell office:value-type="float" office:value="8069" calcext:value-type="float">
            <text:p>8069</text:p>
          </table:table-cell>
          <table:table-cell office:value-type="float" office:value="11138.4" calcext:value-type="float">
            <text:p>11138.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1138.4" calcext:value-type="float">
            <text:p>11138.4</text:p>
          </table:table-cell>
          <table:table-cell office:value-type="string" calcext:value-type="string">
            <text:p>Time: 08:00</text:p>
            <text:p>Ref: 1SB22031147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e Zone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7</text:p>
          </table:table-cell>
          <table:table-cell office:value-type="float" office:value="32537" calcext:value-type="float">
            <text:p>32537</text:p>
          </table:table-cell>
          <table:table-cell office:value-type="string" calcext:value-type="string">
            <text:p>I</text:p>
          </table:table-cell>
          <table:table-cell office:value-type="float" office:value="19707" calcext:value-type="float">
            <text:p>19707</text:p>
          </table:table-cell>
          <table:table-cell office:value-type="float" office:value="8069" calcext:value-type="float">
            <text:p>8069</text:p>
          </table:table-cell>
          <table:table-cell office:value-type="float" office:value="594.62" calcext:value-type="float">
            <text:p>594.6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594.62" calcext:value-type="float">
            <text:p>594.62</text:p>
          </table:table-cell>
          <table:table-cell office:value-type="string" calcext:value-type="string">
            <text:p>Extra Stuff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agger N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6</text:p>
          </table:table-cell>
          <table:table-cell office:value-type="float" office:value="32680" calcext:value-type="float">
            <text:p>32680</text:p>
          </table:table-cell>
          <table:table-cell office:value-type="string" calcext:value-type="string">
            <text:p>I</text:p>
          </table:table-cell>
          <table:table-cell office:value-type="float" office:value="19789" calcext:value-type="float">
            <text:p>19789</text:p>
          </table:table-cell>
          <table:table-cell office:value-type="float" office:value="4500154374" calcext:value-type="float">
            <text:p>4500154374</text:p>
          </table:table-cell>
          <table:table-cell office:value-type="float" office:value="5260.64" calcext:value-type="float">
            <text:p>5260.6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5260.64" calcext:value-type="float">
            <text:p>5260.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Not 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ester Healthcare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9</text:p>
          </table:table-cell>
          <table:table-cell office:value-type="float" office:value="32508" calcext:value-type="float">
            <text:p>32508</text:p>
          </table:table-cell>
          <table:table-cell office:value-type="string" calcext:value-type="string">
            <text:p>I</text:p>
          </table:table-cell>
          <table:table-cell office:value-type="float" office:value="19687" calcext:value-type="float">
            <text:p>19687</text:p>
          </table:table-cell>
          <table:table-cell office:value-type="float" office:value="30382" calcext:value-type="float">
            <text:p>30382</text:p>
          </table:table-cell>
          <table:table-cell office:value-type="float" office:value="3856.9" calcext:value-type="float">
            <text:p>3856.9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3856.9" calcext:value-type="float">
            <text:p>3856.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18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ester Healthcare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2</text:p>
          </table:table-cell>
          <table:table-cell office:value-type="float" office:value="32520" calcext:value-type="float">
            <text:p>32520</text:p>
          </table:table-cell>
          <table:table-cell office:value-type="string" calcext:value-type="string">
            <text:p>I</text:p>
          </table:table-cell>
          <table:table-cell office:value-type="float" office:value="19698" calcext:value-type="float">
            <text:p>19698</text:p>
          </table:table-cell>
          <table:table-cell office:value-type="float" office:value="30382" calcext:value-type="float">
            <text:p>30382</text:p>
          </table:table-cell>
          <table:table-cell office:value-type="float" office:value="8530.7" calcext:value-type="float">
            <text:p>8530.7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8530.7" calcext:value-type="float">
            <text:p>8530.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21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ester Healthcare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2</text:p>
          </table:table-cell>
          <table:table-cell office:value-type="float" office:value="32580" calcext:value-type="float">
            <text:p>32580</text:p>
          </table:table-cell>
          <table:table-cell office:value-type="string" calcext:value-type="string">
            <text:p>I</text:p>
          </table:table-cell>
          <table:table-cell office:value-type="float" office:value="19731" calcext:value-type="float">
            <text:p>19731</text:p>
          </table:table-cell>
          <table:table-cell office:value-type="float" office:value="30382" calcext:value-type="float">
            <text:p>30382</text:p>
          </table:table-cell>
          <table:table-cell office:value-type="float" office:value="5080.32" calcext:value-type="float">
            <text:p>5080.3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5080.32" calcext:value-type="float">
            <text:p>5080.32</text:p>
          </table:table-cell>
          <table:table-cell office:value-type="string" calcext:value-type="string">
            <text:p>Time: 13:30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2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ester Healthcare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7</text:p>
          </table:table-cell>
          <table:table-cell office:value-type="float" office:value="32654" calcext:value-type="float">
            <text:p>32654</text:p>
          </table:table-cell>
          <table:table-cell office:value-type="string" calcext:value-type="string">
            <text:p>I</text:p>
          </table:table-cell>
          <table:table-cell office:value-type="float" office:value="19773" calcext:value-type="float">
            <text:p>19773</text:p>
          </table:table-cell>
          <table:table-cell office:value-type="float" office:value="30618" calcext:value-type="float">
            <text:p>30618</text:p>
          </table:table-cell>
          <table:table-cell office:value-type="float" office:value="5323.75" calcext:value-type="float">
            <text:p>5323.75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5323.75" calcext:value-type="float">
            <text:p>5323.75</text:p>
          </table:table-cell>
          <table:table-cell office:value-type="string" calcext:value-type="string">
            <text:p>Time: 13:30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7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ester Healthcare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5</text:p>
          </table:table-cell>
          <table:table-cell office:value-type="float" office:value="32672" calcext:value-type="float">
            <text:p>32672</text:p>
          </table:table-cell>
          <table:table-cell office:value-type="string" calcext:value-type="string">
            <text:p>I</text:p>
          </table:table-cell>
          <table:table-cell office:value-type="float" office:value="19782" calcext:value-type="float">
            <text:p>19782</text:p>
          </table:table-cell>
          <table:table-cell office:value-type="string" calcext:value-type="string">
            <text:p>Stead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Plate costs for Chester Gentle wipe film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5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O Envy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1-25</text:p>
          </table:table-cell>
          <table:table-cell office:value-type="float" office:value="32251" calcext:value-type="float">
            <text:p>32251</text:p>
          </table:table-cell>
          <table:table-cell office:value-type="string" calcext:value-type="string">
            <text:p>C</text:p>
          </table:table-cell>
          <table:table-cell office:value-type="float" office:value="19529" calcext:value-type="float">
            <text:p>19529</text:p>
          </table:table-cell>
          <table:table-cell office:value-type="string" calcext:value-type="string">
            <text:p>overuse credit</text:p>
          </table:table-cell>
          <table:table-cell office:value-type="float" office:value="-1033.26" calcext:value-type="float">
            <text:p>-1033.2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-1033.26" calcext:value-type="float">
            <text:p>-1033.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1-25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 Envy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5</text:p>
          </table:table-cell>
          <table:table-cell office:value-type="float" office:value="32600" calcext:value-type="float">
            <text:p>32600</text:p>
          </table:table-cell>
          <table:table-cell office:value-type="string" calcext:value-type="string">
            <text:p>I</text:p>
          </table:table-cell>
          <table:table-cell office:value-type="float" office:value="19740" calcext:value-type="float">
            <text:p>19740</text:p>
          </table:table-cell>
          <table:table-cell office:value-type="float" office:value="5505754" calcext:value-type="float">
            <text:p>5505754</text:p>
          </table:table-cell>
          <table:table-cell office:value-type="float" office:value="4064.26" calcext:value-type="float">
            <text:p>4064.2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4064.26" calcext:value-type="float">
            <text:p>4064.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 Envy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6</text:p>
          </table:table-cell>
          <table:table-cell office:value-type="float" office:value="32644" calcext:value-type="float">
            <text:p>32644</text:p>
          </table:table-cell>
          <table:table-cell office:value-type="string" calcext:value-type="string">
            <text:p>I</text:p>
          </table:table-cell>
          <table:table-cell office:value-type="float" office:value="19766" calcext:value-type="float">
            <text:p>19766</text:p>
          </table:table-cell>
          <table:table-cell office:value-type="float" office:value="5505754" calcext:value-type="float">
            <text:p>5505754</text:p>
          </table:table-cell>
          <table:table-cell office:value-type="float" office:value="5080.32" calcext:value-type="float">
            <text:p>5080.3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5080.32" calcext:value-type="float">
            <text:p>5080.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6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4</text:p>
          </table:table-cell>
          <table:table-cell office:value-type="float" office:value="32477" calcext:value-type="float">
            <text:p>32477</text:p>
          </table:table-cell>
          <table:table-cell office:value-type="string" calcext:value-type="string">
            <text:p>I</text:p>
          </table:table-cell>
          <table:table-cell office:value-type="float" office:value="19668" calcext:value-type="float">
            <text:p>19668</text:p>
          </table:table-cell>
          <table:table-cell office:value-type="float" office:value="7349472" calcext:value-type="float">
            <text:p>7349472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2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4</text:p>
          </table:table-cell>
          <table:table-cell office:value-type="float" office:value="32478" calcext:value-type="float">
            <text:p>32478</text:p>
          </table:table-cell>
          <table:table-cell office:value-type="string" calcext:value-type="string">
            <text:p>I</text:p>
          </table:table-cell>
          <table:table-cell office:value-type="float" office:value="19669" calcext:value-type="float">
            <text:p>19669</text:p>
          </table:table-cell>
          <table:table-cell office:value-type="float" office:value="7348738" calcext:value-type="float">
            <text:p>7348738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2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4</text:p>
          </table:table-cell>
          <table:table-cell office:value-type="float" office:value="32479" calcext:value-type="float">
            <text:p>32479</text:p>
          </table:table-cell>
          <table:table-cell office:value-type="string" calcext:value-type="string">
            <text:p>I</text:p>
          </table:table-cell>
          <table:table-cell office:value-type="float" office:value="19670" calcext:value-type="float">
            <text:p>19670</text:p>
          </table:table-cell>
          <table:table-cell office:value-type="float" office:value="7350210" calcext:value-type="float">
            <text:p>7350210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2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1</text:p>
          </table:table-cell>
          <table:table-cell office:value-type="float" office:value="32514" calcext:value-type="float">
            <text:p>32514</text:p>
          </table:table-cell>
          <table:table-cell office:value-type="string" calcext:value-type="string">
            <text:p>I</text:p>
          </table:table-cell>
          <table:table-cell office:value-type="float" office:value="19692" calcext:value-type="float">
            <text:p>19692</text:p>
          </table:table-cell>
          <table:table-cell office:value-type="float" office:value="7365596" calcext:value-type="float">
            <text:p>7365596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1</text:p>
          </table:table-cell>
          <table:table-cell office:value-type="float" office:value="32515" calcext:value-type="float">
            <text:p>32515</text:p>
          </table:table-cell>
          <table:table-cell office:value-type="string" calcext:value-type="string">
            <text:p>I</text:p>
          </table:table-cell>
          <table:table-cell office:value-type="float" office:value="19693" calcext:value-type="float">
            <text:p>19693</text:p>
          </table:table-cell>
          <table:table-cell office:value-type="float" office:value="7366334" calcext:value-type="float">
            <text:p>7366334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8</text:p>
          </table:table-cell>
          <table:table-cell office:value-type="float" office:value="32551" calcext:value-type="float">
            <text:p>32551</text:p>
          </table:table-cell>
          <table:table-cell office:value-type="string" calcext:value-type="string">
            <text:p>I</text:p>
          </table:table-cell>
          <table:table-cell office:value-type="float" office:value="19713" calcext:value-type="float">
            <text:p>19713</text:p>
          </table:table-cell>
          <table:table-cell office:value-type="float" office:value="7384693" calcext:value-type="float">
            <text:p>7384693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8</text:p>
          </table:table-cell>
          <table:table-cell office:value-type="float" office:value="32552" calcext:value-type="float">
            <text:p>32552</text:p>
          </table:table-cell>
          <table:table-cell office:value-type="string" calcext:value-type="string">
            <text:p>I</text:p>
          </table:table-cell>
          <table:table-cell office:value-type="float" office:value="19714" calcext:value-type="float">
            <text:p>19714</text:p>
          </table:table-cell>
          <table:table-cell office:value-type="float" office:value="7384003" calcext:value-type="float">
            <text:p>7384003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8</text:p>
          </table:table-cell>
          <table:table-cell office:value-type="float" office:value="32553" calcext:value-type="float">
            <text:p>32553</text:p>
          </table:table-cell>
          <table:table-cell office:value-type="string" calcext:value-type="string">
            <text:p>I</text:p>
          </table:table-cell>
          <table:table-cell office:value-type="float" office:value="19715" calcext:value-type="float">
            <text:p>19715</text:p>
          </table:table-cell>
          <table:table-cell office:value-type="float" office:value="7383269" calcext:value-type="float">
            <text:p>7383269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4</text:p>
          </table:table-cell>
          <table:table-cell office:value-type="float" office:value="32594" calcext:value-type="float">
            <text:p>32594</text:p>
          </table:table-cell>
          <table:table-cell office:value-type="string" calcext:value-type="string">
            <text:p>I</text:p>
          </table:table-cell>
          <table:table-cell office:value-type="float" office:value="19735" calcext:value-type="float">
            <text:p>19735</text:p>
          </table:table-cell>
          <table:table-cell office:value-type="float" office:value="7400737" calcext:value-type="float">
            <text:p>7400737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9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4</text:p>
          </table:table-cell>
          <table:table-cell office:value-type="float" office:value="32595" calcext:value-type="float">
            <text:p>32595</text:p>
          </table:table-cell>
          <table:table-cell office:value-type="string" calcext:value-type="string">
            <text:p>I</text:p>
          </table:table-cell>
          <table:table-cell office:value-type="float" office:value="19736" calcext:value-type="float">
            <text:p>19736</text:p>
          </table:table-cell>
          <table:table-cell office:value-type="float" office:value="7400035" calcext:value-type="float">
            <text:p>7400035</text:p>
          </table:table-cell>
          <table:table-cell office:value-type="float" office:value="2446.27" calcext:value-type="float">
            <text:p>2446.27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446.27" calcext:value-type="float">
            <text:p>2446.27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9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1</text:p>
          </table:table-cell>
          <table:table-cell office:value-type="float" office:value="32632" calcext:value-type="float">
            <text:p>32632</text:p>
          </table:table-cell>
          <table:table-cell office:value-type="string" calcext:value-type="string">
            <text:p>I</text:p>
          </table:table-cell>
          <table:table-cell office:value-type="float" office:value="19757" calcext:value-type="float">
            <text:p>19757</text:p>
          </table:table-cell>
          <table:table-cell office:value-type="float" office:value="7417070" calcext:value-type="float">
            <text:p>7417070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604.8" calcext:value-type="float">
            <text:p>604.8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6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1</text:p>
          </table:table-cell>
          <table:table-cell office:value-type="float" office:value="32633" calcext:value-type="float">
            <text:p>32633</text:p>
          </table:table-cell>
          <table:table-cell office:value-type="string" calcext:value-type="string">
            <text:p>I</text:p>
          </table:table-cell>
          <table:table-cell office:value-type="float" office:value="19758" calcext:value-type="float">
            <text:p>19758</text:p>
          </table:table-cell>
          <table:table-cell office:value-type="float" office:value="7416354" calcext:value-type="float">
            <text:p>7416354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6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7</text:p>
          </table:table-cell>
          <table:table-cell office:value-type="float" office:value="32652" calcext:value-type="float">
            <text:p>32652</text:p>
          </table:table-cell>
          <table:table-cell office:value-type="string" calcext:value-type="string">
            <text:p>I</text:p>
          </table:table-cell>
          <table:table-cell office:value-type="float" office:value="19771" calcext:value-type="float">
            <text:p>19771</text:p>
          </table:table-cell>
          <table:table-cell office:value-type="float" office:value="7428385" calcext:value-type="float">
            <text:p>7428385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7</text:p>
          </table:table-cell>
          <table:table-cell office:value-type="float" office:value="32653" calcext:value-type="float">
            <text:p>32653</text:p>
          </table:table-cell>
          <table:table-cell office:value-type="string" calcext:value-type="string">
            <text:p>I</text:p>
          </table:table-cell>
          <table:table-cell office:value-type="float" office:value="19772" calcext:value-type="float">
            <text:p>19772</text:p>
          </table:table-cell>
          <table:table-cell office:value-type="float" office:value="7427696" calcext:value-type="float">
            <text:p>7427696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223.14" calcext:value-type="float">
            <text:p>1223.1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5</text:p>
          </table:table-cell>
          <table:table-cell office:value-type="float" office:value="32673" calcext:value-type="float">
            <text:p>32673</text:p>
          </table:table-cell>
          <table:table-cell office:value-type="string" calcext:value-type="string">
            <text:p>I</text:p>
          </table:table-cell>
          <table:table-cell office:value-type="float" office:value="19783" calcext:value-type="float">
            <text:p>19783</text:p>
          </table:table-cell>
          <table:table-cell office:value-type="float" office:value="7442513" calcext:value-type="float">
            <text:p>7442513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9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erts Wholesaler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5</text:p>
          </table:table-cell>
          <table:table-cell office:value-type="float" office:value="32674" calcext:value-type="float">
            <text:p>32674</text:p>
          </table:table-cell>
          <table:table-cell office:value-type="string" calcext:value-type="string">
            <text:p>I</text:p>
          </table:table-cell>
          <table:table-cell office:value-type="float" office:value="19784" calcext:value-type="float">
            <text:p>19784</text:p>
          </table:table-cell>
          <table:table-cell office:value-type="float" office:value="7441929" calcext:value-type="float">
            <text:p>7441929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827.94" calcext:value-type="float">
            <text:p>1827.94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9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e Black Men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2-01</text:p>
          </table:table-cell>
          <table:table-cell office:value-type="float" office:value="32290" calcext:value-type="float">
            <text:p>32290</text:p>
          </table:table-cell>
          <table:table-cell office:value-type="string" calcext:value-type="string">
            <text:p>R</text:p>
          </table:table-cell>
          <table:table-cell office:value-type="float" office:value="33498" calcext:value-type="float">
            <text:p>33498</text:p>
          </table:table-cell>
          <table:table-cell office:value-type="string" calcext:value-type="string">
            <text:p>38110721510600000R4020190201826165487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/INV/19272 23.10.2 FPID/38110721510600000R4020190201826165487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Not Tier 1</text:p>
          </table:table-cell>
          <table:table-cell office:value-type="string" calcext:value-type="string">
            <text:p>2019-02-01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B S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6</text:p>
          </table:table-cell>
          <table:table-cell office:value-type="float" office:value="32679" calcext:value-type="float">
            <text:p>32679</text:p>
          </table:table-cell>
          <table:table-cell office:value-type="string" calcext:value-type="string">
            <text:p>I</text:p>
          </table:table-cell>
          <table:table-cell office:value-type="float" office:value="19788" calcext:value-type="float">
            <text:p>19788</text:p>
          </table:table-cell>
          <table:table-cell office:value-type="float" office:value="4500259517" calcext:value-type="float">
            <text:p>4500259517</text:p>
          </table:table-cell>
          <table:table-cell office:value-type="float" office:value="30513.6" calcext:value-type="float">
            <text:p>30513.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30513.6" calcext:value-type="float">
            <text:p>30513.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 Days from Invoice Date</text:p>
          </table:table-cell>
          <table:table-cell office:value-type="string" calcext:value-type="string">
            <text:p>Not Tier 1</text:p>
          </table:table-cell>
          <table:table-cell office:value-type="string" calcext:value-type="string">
            <text:p>2019-06-10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04</text:p>
          </table:table-cell>
          <table:table-cell office:value-type="float" office:value="32424" calcext:value-type="float">
            <text:p>32424</text:p>
          </table:table-cell>
          <table:table-cell office:value-type="string" calcext:value-type="string">
            <text:p>I</text:p>
          </table:table-cell>
          <table:table-cell office:value-type="float" office:value="19644" calcext:value-type="float">
            <text:p>19644</text:p>
          </table:table-cell>
          <table:table-cell office:value-type="float" office:value="4834770" calcext:value-type="float">
            <text:p>4834770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04</text:p>
          </table:table-cell>
          <table:table-cell office:value-type="float" office:value="32425" calcext:value-type="float">
            <text:p>32425</text:p>
          </table:table-cell>
          <table:table-cell office:value-type="string" calcext:value-type="string">
            <text:p>I</text:p>
          </table:table-cell>
          <table:table-cell office:value-type="float" office:value="19645" calcext:value-type="float">
            <text:p>19645</text:p>
          </table:table-cell>
          <table:table-cell office:value-type="float" office:value="3455368" calcext:value-type="float">
            <text:p>3455368</text:p>
          </table:table-cell>
          <table:table-cell office:value-type="float" office:value="2699.08" calcext:value-type="float">
            <text:p>2699.08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699.08" calcext:value-type="float">
            <text:p>2699.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5</text:p>
          </table:table-cell>
          <table:table-cell office:value-type="float" office:value="32489" calcext:value-type="float">
            <text:p>32489</text:p>
          </table:table-cell>
          <table:table-cell office:value-type="string" calcext:value-type="string">
            <text:p>I</text:p>
          </table:table-cell>
          <table:table-cell office:value-type="float" office:value="19673" calcext:value-type="float">
            <text:p>19673</text:p>
          </table:table-cell>
          <table:table-cell office:value-type="float" office:value="3461705" calcext:value-type="float">
            <text:p>3461705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5</text:p>
          </table:table-cell>
          <table:table-cell office:value-type="float" office:value="32490" calcext:value-type="float">
            <text:p>32490</text:p>
          </table:table-cell>
          <table:table-cell office:value-type="string" calcext:value-type="string">
            <text:p>I</text:p>
          </table:table-cell>
          <table:table-cell office:value-type="float" office:value="19674" calcext:value-type="float">
            <text:p>19674</text:p>
          </table:table-cell>
          <table:table-cell office:value-type="float" office:value="4839128" calcext:value-type="float">
            <text:p>4839128</text:p>
          </table:table-cell>
          <table:table-cell office:value-type="float" office:value="2699.08" calcext:value-type="float">
            <text:p>2699.08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699.08" calcext:value-type="float">
            <text:p>2699.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8</text:p>
          </table:table-cell>
          <table:table-cell office:value-type="float" office:value="32496" calcext:value-type="float">
            <text:p>32496</text:p>
          </table:table-cell>
          <table:table-cell office:value-type="string" calcext:value-type="string">
            <text:p>I</text:p>
          </table:table-cell>
          <table:table-cell office:value-type="float" office:value="19679" calcext:value-type="float">
            <text:p>19679</text:p>
          </table:table-cell>
          <table:table-cell office:value-type="float" office:value="3467992" calcext:value-type="float">
            <text:p>3467992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8</text:p>
          </table:table-cell>
          <table:table-cell office:value-type="float" office:value="32497" calcext:value-type="float">
            <text:p>32497</text:p>
          </table:table-cell>
          <table:table-cell office:value-type="string" calcext:value-type="string">
            <text:p>I</text:p>
          </table:table-cell>
          <table:table-cell office:value-type="float" office:value="19680" calcext:value-type="float">
            <text:p>19680</text:p>
          </table:table-cell>
          <table:table-cell office:value-type="float" office:value="4845318" calcext:value-type="float">
            <text:p>4845318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61" calcext:value-type="float">
            <text:p>32561</text:p>
          </table:table-cell>
          <table:table-cell office:value-type="string" calcext:value-type="string">
            <text:p>I</text:p>
          </table:table-cell>
          <table:table-cell office:value-type="float" office:value="19719" calcext:value-type="float">
            <text:p>19719</text:p>
          </table:table-cell>
          <table:table-cell office:value-type="float" office:value="3476362" calcext:value-type="float">
            <text:p>3476362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62" calcext:value-type="float">
            <text:p>32562</text:p>
          </table:table-cell>
          <table:table-cell office:value-type="string" calcext:value-type="string">
            <text:p>I</text:p>
          </table:table-cell>
          <table:table-cell office:value-type="float" office:value="19720" calcext:value-type="float">
            <text:p>19720</text:p>
          </table:table-cell>
          <table:table-cell office:value-type="float" office:value="4853557" calcext:value-type="float">
            <text:p>4853557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63" calcext:value-type="float">
            <text:p>32563</text:p>
          </table:table-cell>
          <table:table-cell office:value-type="string" calcext:value-type="string">
            <text:p>I</text:p>
          </table:table-cell>
          <table:table-cell office:value-type="float" office:value="19721" calcext:value-type="float">
            <text:p>19721</text:p>
          </table:table-cell>
          <table:table-cell office:value-type="float" office:value="4853420" calcext:value-type="float">
            <text:p>4853420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64" calcext:value-type="float">
            <text:p>32564</text:p>
          </table:table-cell>
          <table:table-cell office:value-type="string" calcext:value-type="string">
            <text:p>I</text:p>
          </table:table-cell>
          <table:table-cell office:value-type="float" office:value="19722" calcext:value-type="float">
            <text:p>19722</text:p>
          </table:table-cell>
          <table:table-cell office:value-type="float" office:value="3472766" calcext:value-type="float">
            <text:p>3472766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65" calcext:value-type="float">
            <text:p>32565</text:p>
          </table:table-cell>
          <table:table-cell office:value-type="string" calcext:value-type="string">
            <text:p>I</text:p>
          </table:table-cell>
          <table:table-cell office:value-type="float" office:value="19723" calcext:value-type="float">
            <text:p>19723</text:p>
          </table:table-cell>
          <table:table-cell office:value-type="float" office:value="4850772" calcext:value-type="float">
            <text:p>4850772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66" calcext:value-type="float">
            <text:p>32566</text:p>
          </table:table-cell>
          <table:table-cell office:value-type="string" calcext:value-type="string">
            <text:p>I</text:p>
          </table:table-cell>
          <table:table-cell office:value-type="float" office:value="19724" calcext:value-type="float">
            <text:p>19724</text:p>
          </table:table-cell>
          <table:table-cell office:value-type="float" office:value="3469881" calcext:value-type="float">
            <text:p>346988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3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5</text:p>
          </table:table-cell>
          <table:table-cell office:value-type="float" office:value="32601" calcext:value-type="float">
            <text:p>32601</text:p>
          </table:table-cell>
          <table:table-cell office:value-type="string" calcext:value-type="string">
            <text:p>I</text:p>
          </table:table-cell>
          <table:table-cell office:value-type="float" office:value="19741" calcext:value-type="float">
            <text:p>19741</text:p>
          </table:table-cell>
          <table:table-cell office:value-type="float" office:value="3481598" calcext:value-type="float">
            <text:p>3481598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5</text:p>
          </table:table-cell>
          <table:table-cell office:value-type="float" office:value="32602" calcext:value-type="float">
            <text:p>32602</text:p>
          </table:table-cell>
          <table:table-cell office:value-type="string" calcext:value-type="string">
            <text:p>I</text:p>
          </table:table-cell>
          <table:table-cell office:value-type="float" office:value="19742" calcext:value-type="float">
            <text:p>19742</text:p>
          </table:table-cell>
          <table:table-cell office:value-type="float" office:value="4860158" calcext:value-type="float">
            <text:p>4860158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8</text:p>
          </table:table-cell>
          <table:table-cell office:value-type="float" office:value="32607" calcext:value-type="float">
            <text:p>32607</text:p>
          </table:table-cell>
          <table:table-cell office:value-type="string" calcext:value-type="string">
            <text:p>I</text:p>
          </table:table-cell>
          <table:table-cell office:value-type="float" office:value="19743" calcext:value-type="float">
            <text:p>19743</text:p>
          </table:table-cell>
          <table:table-cell office:value-type="float" office:value="3485762" calcext:value-type="float">
            <text:p>3485762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8</text:p>
          </table:table-cell>
          <table:table-cell office:value-type="float" office:value="32608" calcext:value-type="float">
            <text:p>32608</text:p>
          </table:table-cell>
          <table:table-cell office:value-type="string" calcext:value-type="string">
            <text:p>I</text:p>
          </table:table-cell>
          <table:table-cell office:value-type="float" office:value="19744" calcext:value-type="float">
            <text:p>19744</text:p>
          </table:table-cell>
          <table:table-cell office:value-type="float" office:value="4863601" calcext:value-type="float">
            <text:p>4863601</text:p>
          </table:table-cell>
          <table:table-cell office:value-type="float" office:value="2699.08" calcext:value-type="float">
            <text:p>2699.08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699.08" calcext:value-type="float">
            <text:p>2699.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2</text:p>
          </table:table-cell>
          <table:table-cell office:value-type="float" office:value="32634" calcext:value-type="float">
            <text:p>32634</text:p>
          </table:table-cell>
          <table:table-cell office:value-type="string" calcext:value-type="string">
            <text:p>I</text:p>
          </table:table-cell>
          <table:table-cell office:value-type="float" office:value="19759" calcext:value-type="float">
            <text:p>19759</text:p>
          </table:table-cell>
          <table:table-cell office:value-type="float" office:value="4869157" calcext:value-type="float">
            <text:p>4869157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8</text:p>
          </table:table-cell>
          <table:table-cell office:value-type="float" office:value="32657" calcext:value-type="float">
            <text:p>32657</text:p>
          </table:table-cell>
          <table:table-cell office:value-type="string" calcext:value-type="string">
            <text:p>I</text:p>
          </table:table-cell>
          <table:table-cell office:value-type="float" office:value="19774" calcext:value-type="float">
            <text:p>19774</text:p>
          </table:table-cell>
          <table:table-cell office:value-type="float" office:value="3493419" calcext:value-type="float">
            <text:p>3493419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da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3</text:p>
          </table:table-cell>
          <table:table-cell office:value-type="float" office:value="32662" calcext:value-type="float">
            <text:p>32662</text:p>
          </table:table-cell>
          <table:table-cell office:value-type="string" calcext:value-type="string">
            <text:p>I</text:p>
          </table:table-cell>
          <table:table-cell office:value-type="float" office:value="19777" calcext:value-type="float">
            <text:p>19777</text:p>
          </table:table-cell>
          <table:table-cell office:value-type="float" office:value="4877590" calcext:value-type="float">
            <text:p>4877590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49.54" calcext:value-type="float">
            <text:p>1349.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nternal Logistic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3</text:p>
          </table:table-cell>
          <table:table-cell office:value-type="float" office:value="32661" calcext:value-type="float">
            <text:p>32661</text:p>
          </table:table-cell>
          <table:table-cell office:value-type="string" calcext:value-type="string">
            <text:p>I</text:p>
          </table:table-cell>
          <table:table-cell office:value-type="float" office:value="19776" calcext:value-type="float">
            <text:p>19776</text:p>
          </table:table-cell>
          <table:table-cell office:value-type="float" office:value="56" calcext:value-type="float">
            <text:p>56</text:p>
          </table:table-cell>
          <table:table-cell office:value-type="float" office:value="236.16" calcext:value-type="float">
            <text:p>236.1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36.16" calcext:value-type="float">
            <text:p>236.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Inter Company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nternal Logistics Limit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6</text:p>
          </table:table-cell>
          <table:table-cell office:value-type="float" office:value="32677" calcext:value-type="float">
            <text:p>32677</text:p>
          </table:table-cell>
          <table:table-cell office:value-type="string" calcext:value-type="string">
            <text:p>I</text:p>
          </table:table-cell>
          <table:table-cell office:value-type="float" office:value="19787" calcext:value-type="float">
            <text:p>19787</text:p>
          </table:table-cell>
          <table:table-cell office:value-type="float" office:value="56" calcext:value-type="float">
            <text:p>56</text:p>
          </table:table-cell>
          <table:table-cell office:value-type="float" office:value="236.16" calcext:value-type="float">
            <text:p>236.1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36.16" calcext:value-type="float">
            <text:p>236.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nd of Month following Invoice Date</text:p>
          </table:table-cell>
          <table:table-cell office:value-type="string" calcext:value-type="string">
            <text:p>Inter Company</text:p>
          </table:table-cell>
          <table:table-cell office:value-type="string" calcext:value-type="string">
            <text:p>2019-05-3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unty Greening-Way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2</text:p>
          </table:table-cell>
          <table:table-cell office:value-type="float" office:value="32518" calcext:value-type="float">
            <text:p>32518</text:p>
          </table:table-cell>
          <table:table-cell office:value-type="string" calcext:value-type="string">
            <text:p>I</text:p>
          </table:table-cell>
          <table:table-cell office:value-type="float" office:value="19696" calcext:value-type="float">
            <text:p>19696</text:p>
          </table:table-cell>
          <table:table-cell office:value-type="string" calcext:value-type="string">
            <text:p>LM52065995001</text:p>
          </table:table-cell>
          <table:table-cell office:value-type="float" office:value="3591.36" calcext:value-type="float">
            <text:p>3591.3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3591.36" calcext:value-type="float">
            <text:p>3591.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Days from Invoice Date</text:p>
          </table:table-cell>
          <table:table-cell office:value-type="string" calcext:value-type="string">
            <text:p>Not Tier 1</text:p>
          </table:table-cell>
          <table:table-cell office:value-type="string" calcext:value-type="string">
            <text:p>2019-05-01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dgy Engineering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2</text:p>
          </table:table-cell>
          <table:table-cell office:value-type="float" office:value="32519" calcext:value-type="float">
            <text:p>32519</text:p>
          </table:table-cell>
          <table:table-cell office:value-type="string" calcext:value-type="string">
            <text:p>I</text:p>
          </table:table-cell>
          <table:table-cell office:value-type="float" office:value="19697" calcext:value-type="float">
            <text:p>19697</text:p>
          </table:table-cell>
          <table:table-cell office:value-type="string" calcext:value-type="string">
            <text:p>LM92020625001</text:p>
          </table:table-cell>
          <table:table-cell office:value-type="float" office:value="15610.35" calcext:value-type="float">
            <text:p>15610.35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5610.35" calcext:value-type="float">
            <text:p>15610.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1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dgy Engineering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8</text:p>
          </table:table-cell>
          <table:table-cell office:value-type="float" office:value="32549" calcext:value-type="float">
            <text:p>32549</text:p>
          </table:table-cell>
          <table:table-cell office:value-type="string" calcext:value-type="string">
            <text:p>I</text:p>
          </table:table-cell>
          <table:table-cell office:value-type="float" office:value="19711" calcext:value-type="float">
            <text:p>19711</text:p>
          </table:table-cell>
          <table:table-cell office:value-type="string" calcext:value-type="string">
            <text:p>LM92023600001</text:p>
          </table:table-cell>
          <table:table-cell office:value-type="float" office:value="16736.35" calcext:value-type="float">
            <text:p>16736.35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6736.35" calcext:value-type="float">
            <text:p>16736.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7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dgy Engineering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67" calcext:value-type="float">
            <text:p>32567</text:p>
          </table:table-cell>
          <table:table-cell office:value-type="string" calcext:value-type="string">
            <text:p>I</text:p>
          </table:table-cell>
          <table:table-cell office:value-type="float" office:value="19725" calcext:value-type="float">
            <text:p>19725</text:p>
          </table:table-cell>
          <table:table-cell office:value-type="string" calcext:value-type="string">
            <text:p>LM14058558001</text:p>
          </table:table-cell>
          <table:table-cell office:value-type="float" office:value="13204.51" calcext:value-type="float">
            <text:p>13204.51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204.51" calcext:value-type="float">
            <text:p>13204.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8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dgy Engineering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4</text:p>
          </table:table-cell>
          <table:table-cell office:value-type="float" office:value="32593" calcext:value-type="float">
            <text:p>32593</text:p>
          </table:table-cell>
          <table:table-cell office:value-type="string" calcext:value-type="string">
            <text:p>I</text:p>
          </table:table-cell>
          <table:table-cell office:value-type="float" office:value="19734" calcext:value-type="float">
            <text:p>19734</text:p>
          </table:table-cell>
          <table:table-cell office:value-type="string" calcext:value-type="string">
            <text:p>LM92026644001</text:p>
          </table:table-cell>
          <table:table-cell office:value-type="float" office:value="16680.52" calcext:value-type="float">
            <text:p>16680.5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6680.52" calcext:value-type="float">
            <text:p>16680.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4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dgy Engineering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5</text:p>
          </table:table-cell>
          <table:table-cell office:value-type="float" office:value="32598" calcext:value-type="float">
            <text:p>32598</text:p>
          </table:table-cell>
          <table:table-cell office:value-type="string" calcext:value-type="string">
            <text:p>I</text:p>
          </table:table-cell>
          <table:table-cell office:value-type="float" office:value="19738" calcext:value-type="float">
            <text:p>19738</text:p>
          </table:table-cell>
          <table:table-cell office:value-type="string" calcext:value-type="string">
            <text:p>LM14061313001</text:p>
          </table:table-cell>
          <table:table-cell office:value-type="float" office:value="13204.51" calcext:value-type="float">
            <text:p>13204.51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204.51" calcext:value-type="float">
            <text:p>13204.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5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dgy Engineering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1</text:p>
          </table:table-cell>
          <table:table-cell office:value-type="float" office:value="32630" calcext:value-type="float">
            <text:p>32630</text:p>
          </table:table-cell>
          <table:table-cell office:value-type="string" calcext:value-type="string">
            <text:p>I</text:p>
          </table:table-cell>
          <table:table-cell office:value-type="float" office:value="19755" calcext:value-type="float">
            <text:p>19755</text:p>
          </table:table-cell>
          <table:table-cell office:value-type="string" calcext:value-type="string">
            <text:p>LM92029673001</text:p>
          </table:table-cell>
          <table:table-cell office:value-type="float" office:value="23915.99" calcext:value-type="float">
            <text:p>23915.99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3915.99" calcext:value-type="float">
            <text:p>23915.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dgy Engineering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3</text:p>
          </table:table-cell>
          <table:table-cell office:value-type="float" office:value="32663" calcext:value-type="float">
            <text:p>32663</text:p>
          </table:table-cell>
          <table:table-cell office:value-type="string" calcext:value-type="string">
            <text:p>I</text:p>
          </table:table-cell>
          <table:table-cell office:value-type="float" office:value="19778" calcext:value-type="float">
            <text:p>19778</text:p>
          </table:table-cell>
          <table:table-cell office:value-type="string" calcext:value-type="string">
            <text:p>LM92032347001</text:p>
          </table:table-cell>
          <table:table-cell office:value-type="float" office:value="12803.62" calcext:value-type="float">
            <text:p>12803.6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2803.62" calcext:value-type="float">
            <text:p>12803.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dgy Engineering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3</text:p>
          </table:table-cell>
          <table:table-cell office:value-type="float" office:value="32664" calcext:value-type="float">
            <text:p>32664</text:p>
          </table:table-cell>
          <table:table-cell office:value-type="string" calcext:value-type="string">
            <text:p>I</text:p>
          </table:table-cell>
          <table:table-cell office:value-type="float" office:value="19779" calcext:value-type="float">
            <text:p>19779</text:p>
          </table:table-cell>
          <table:table-cell office:value-type="string" calcext:value-type="string">
            <text:p>LM14067335001</text:p>
          </table:table-cell>
          <table:table-cell office:value-type="float" office:value="13179.45" calcext:value-type="float">
            <text:p>13179.45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3179.45" calcext:value-type="float">
            <text:p>13179.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erry and the Dactyls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0</text:p>
          </table:table-cell>
          <table:table-cell office:value-type="float" office:value="32622" calcext:value-type="float">
            <text:p>32622</text:p>
          </table:table-cell>
          <table:table-cell office:value-type="string" calcext:value-type="string">
            <text:p>I</text:p>
          </table:table-cell>
          <table:table-cell office:value-type="float" office:value="19754" calcext:value-type="float">
            <text:p>19754</text:p>
          </table:table-cell>
          <table:table-cell office:value-type="string" calcext:value-type="string">
            <text:p>Y108507</text:p>
          </table:table-cell>
          <table:table-cell office:value-type="float" office:value="3654.72" calcext:value-type="float">
            <text:p>3654.7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3654.72" calcext:value-type="float">
            <text:p>3654.72</text:p>
          </table:table-cell>
          <table:table-cell office:value-type="string" calcext:value-type="string">
            <text:p>Time: 11:00</text:p>
            <text:p>Ref: D1511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0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ields of G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9</text:p>
          </table:table-cell>
          <table:table-cell office:value-type="float" office:value="32507" calcext:value-type="float">
            <text:p>32507</text:p>
          </table:table-cell>
          <table:table-cell office:value-type="string" calcext:value-type="string">
            <text:p>I</text:p>
          </table:table-cell>
          <table:table-cell office:value-type="float" office:value="19686" calcext:value-type="float">
            <text:p>19686</text:p>
          </table:table-cell>
          <table:table-cell office:value-type="float" office:value="12461209" calcext:value-type="float">
            <text:p>12461209</text:p>
          </table:table-cell>
          <table:table-cell office:value-type="float" office:value="6418.92" calcext:value-type="float">
            <text:p>6418.9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6418.92" calcext:value-type="float">
            <text:p>6418.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8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ields of G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8</text:p>
          </table:table-cell>
          <table:table-cell office:value-type="float" office:value="32554" calcext:value-type="float">
            <text:p>32554</text:p>
          </table:table-cell>
          <table:table-cell office:value-type="string" calcext:value-type="string">
            <text:p>I</text:p>
          </table:table-cell>
          <table:table-cell office:value-type="float" office:value="19716" calcext:value-type="float">
            <text:p>19716</text:p>
          </table:table-cell>
          <table:table-cell office:value-type="float" office:value="12461777" calcext:value-type="float">
            <text:p>12461777</text:p>
          </table:table-cell>
          <table:table-cell office:value-type="float" office:value="3227.73" calcext:value-type="float">
            <text:p>3227.7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3227.73" calcext:value-type="float">
            <text:p>3227.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7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ields of G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70" calcext:value-type="float">
            <text:p>32570</text:p>
          </table:table-cell>
          <table:table-cell office:value-type="string" calcext:value-type="string">
            <text:p>I</text:p>
          </table:table-cell>
          <table:table-cell office:value-type="float" office:value="19728" calcext:value-type="float">
            <text:p>19728</text:p>
          </table:table-cell>
          <table:table-cell office:value-type="float" office:value="12462206" calcext:value-type="float">
            <text:p>12462206</text:p>
          </table:table-cell>
          <table:table-cell office:value-type="float" office:value="10485.93" calcext:value-type="float">
            <text:p>10485.9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485.93" calcext:value-type="float">
            <text:p>10485.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8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ields of G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5</text:p>
          </table:table-cell>
          <table:table-cell office:value-type="float" office:value="32599" calcext:value-type="float">
            <text:p>32599</text:p>
          </table:table-cell>
          <table:table-cell office:value-type="string" calcext:value-type="string">
            <text:p>I</text:p>
          </table:table-cell>
          <table:table-cell office:value-type="float" office:value="19739" calcext:value-type="float">
            <text:p>19739</text:p>
          </table:table-cell>
          <table:table-cell office:value-type="float" office:value="12462521" calcext:value-type="float">
            <text:p>12462521</text:p>
          </table:table-cell>
          <table:table-cell office:value-type="float" office:value="11076.19" calcext:value-type="float">
            <text:p>11076.19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1076.19" calcext:value-type="float">
            <text:p>11076.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4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ields of G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0</text:p>
          </table:table-cell>
          <table:table-cell office:value-type="float" office:value="32621" calcext:value-type="float">
            <text:p>32621</text:p>
          </table:table-cell>
          <table:table-cell office:value-type="string" calcext:value-type="string">
            <text:p>I</text:p>
          </table:table-cell>
          <table:table-cell office:value-type="float" office:value="19753" calcext:value-type="float">
            <text:p>19753</text:p>
          </table:table-cell>
          <table:table-cell office:value-type="float" office:value="12463198" calcext:value-type="float">
            <text:p>12463198</text:p>
          </table:table-cell>
          <table:table-cell office:value-type="float" office:value="3815.56" calcext:value-type="float">
            <text:p>3815.5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3815.56" calcext:value-type="float">
            <text:p>3815.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9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ields of G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7</text:p>
          </table:table-cell>
          <table:table-cell office:value-type="float" office:value="32650" calcext:value-type="float">
            <text:p>32650</text:p>
          </table:table-cell>
          <table:table-cell office:value-type="string" calcext:value-type="string">
            <text:p>I</text:p>
          </table:table-cell>
          <table:table-cell office:value-type="float" office:value="19769" calcext:value-type="float">
            <text:p>19769</text:p>
          </table:table-cell>
          <table:table-cell office:value-type="float" office:value="12463840" calcext:value-type="float">
            <text:p>12463840</text:p>
          </table:table-cell>
          <table:table-cell office:value-type="float" office:value="4026.06" calcext:value-type="float">
            <text:p>4026.0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4026.06" calcext:value-type="float">
            <text:p>4026.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6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ields of G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8</text:p>
          </table:table-cell>
          <table:table-cell office:value-type="float" office:value="32658" calcext:value-type="float">
            <text:p>32658</text:p>
          </table:table-cell>
          <table:table-cell office:value-type="string" calcext:value-type="string">
            <text:p>I</text:p>
          </table:table-cell>
          <table:table-cell office:value-type="float" office:value="19775" calcext:value-type="float">
            <text:p>19775</text:p>
          </table:table-cell>
          <table:table-cell office:value-type="float" office:value="12464246" calcext:value-type="float">
            <text:p>12464246</text:p>
          </table:table-cell>
          <table:table-cell office:value-type="float" office:value="11135.7" calcext:value-type="float">
            <text:p>11135.7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1135.7" calcext:value-type="float">
            <text:p>11135.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7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elds of Go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3</text:p>
          </table:table-cell>
          <table:table-cell office:value-type="float" office:value="32665" calcext:value-type="float">
            <text:p>32665</text:p>
          </table:table-cell>
          <table:table-cell office:value-type="string" calcext:value-type="string">
            <text:p>I</text:p>
          </table:table-cell>
          <table:table-cell office:value-type="float" office:value="19780" calcext:value-type="float">
            <text:p>19780</text:p>
          </table:table-cell>
          <table:table-cell office:value-type="float" office:value="12464600" calcext:value-type="float">
            <text:p>12464600</text:p>
          </table:table-cell>
          <table:table-cell office:value-type="float" office:value="3168.22" calcext:value-type="float">
            <text:p>3168.2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3168.22" calcext:value-type="float">
            <text:p>3168.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22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ind Soc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1-03</text:p>
          </table:table-cell>
          <table:table-cell office:value-type="float" office:value="32132" calcext:value-type="float">
            <text:p>32132</text:p>
          </table:table-cell>
          <table:table-cell office:value-type="string" calcext:value-type="string">
            <text:p>I</text:p>
          </table:table-cell>
          <table:table-cell office:value-type="float" office:value="19461" calcext:value-type="float">
            <text:p>19461</text:p>
          </table:table-cell>
          <table:table-cell office:value-type="float" office:value="81683000" calcext:value-type="float">
            <text:p>81683000</text:p>
          </table:table-cell>
          <table:table-cell office:value-type="float" office:value="2540.16" calcext:value-type="float">
            <text:p>2540.1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540.16" calcext:value-type="float">
            <text:p>2540.16</text:p>
          </table:table-cell>
          <table:table-cell office:value-type="string" calcext:value-type="string">
            <text:p>280 cases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3-04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ind Soc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24</text:p>
          </table:table-cell>
          <table:table-cell office:value-type="float" office:value="32668" calcext:value-type="float">
            <text:p>32668</text:p>
          </table:table-cell>
          <table:table-cell office:value-type="string" calcext:value-type="string">
            <text:p>I</text:p>
          </table:table-cell>
          <table:table-cell office:value-type="float" office:value="19781" calcext:value-type="float">
            <text:p>19781</text:p>
          </table:table-cell>
          <table:table-cell office:value-type="float" office:value="85430200" calcext:value-type="float">
            <text:p>85430200</text:p>
          </table:table-cell>
          <table:table-cell office:value-type="float" office:value="2540.16" calcext:value-type="float">
            <text:p>2540.16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540.16" calcext:value-type="float">
            <text:p>2540.16</text:p>
          </table:table-cell>
          <table:table-cell office:value-type="string" calcext:value-type="string">
            <text:p>280 cases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23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2-27</text:p>
          </table:table-cell>
          <table:table-cell office:value-type="float" office:value="32400" calcext:value-type="float">
            <text:p>32400</text:p>
          </table:table-cell>
          <table:table-cell office:value-type="string" calcext:value-type="string">
            <text:p>I</text:p>
          </table:table-cell>
          <table:table-cell office:value-type="float" office:value="19624" calcext:value-type="float">
            <text:p>19624</text:p>
          </table:table-cell>
          <table:table-cell office:value-type="float" office:value="12177848" calcext:value-type="float">
            <text:p>12177848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3:2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2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2-27</text:p>
          </table:table-cell>
          <table:table-cell office:value-type="float" office:value="32403" calcext:value-type="float">
            <text:p>32403</text:p>
          </table:table-cell>
          <table:table-cell office:value-type="string" calcext:value-type="string">
            <text:p>I</text:p>
          </table:table-cell>
          <table:table-cell office:value-type="float" office:value="19627" calcext:value-type="float">
            <text:p>19627</text:p>
          </table:table-cell>
          <table:table-cell office:value-type="float" office:value="12111559" calcext:value-type="float">
            <text:p>12111559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2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2-27</text:p>
          </table:table-cell>
          <table:table-cell office:value-type="float" office:value="32404" calcext:value-type="float">
            <text:p>32404</text:p>
          </table:table-cell>
          <table:table-cell office:value-type="string" calcext:value-type="string">
            <text:p>I</text:p>
          </table:table-cell>
          <table:table-cell office:value-type="float" office:value="19628" calcext:value-type="float">
            <text:p>19628</text:p>
          </table:table-cell>
          <table:table-cell office:value-type="float" office:value="12080420" calcext:value-type="float">
            <text:p>12080420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2:2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4-2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06</text:p>
          </table:table-cell>
          <table:table-cell office:value-type="float" office:value="32436" calcext:value-type="float">
            <text:p>32436</text:p>
          </table:table-cell>
          <table:table-cell office:value-type="string" calcext:value-type="string">
            <text:p>I</text:p>
          </table:table-cell>
          <table:table-cell office:value-type="float" office:value="19650" calcext:value-type="float">
            <text:p>19650</text:p>
          </table:table-cell>
          <table:table-cell office:value-type="float" office:value="12201752" calcext:value-type="float">
            <text:p>12201752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3:0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0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1</text:p>
          </table:table-cell>
          <table:table-cell office:value-type="float" office:value="32454" calcext:value-type="float">
            <text:p>32454</text:p>
          </table:table-cell>
          <table:table-cell office:value-type="string" calcext:value-type="string">
            <text:p>I</text:p>
          </table:table-cell>
          <table:table-cell office:value-type="float" office:value="19657" calcext:value-type="float">
            <text:p>19657</text:p>
          </table:table-cell>
          <table:table-cell office:value-type="float" office:value="12208498" calcext:value-type="float">
            <text:p>12208498</text:p>
          </table:table-cell>
          <table:table-cell office:value-type="float" office:value="2027.52" calcext:value-type="float">
            <text:p>2027.5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027.52" calcext:value-type="float">
            <text:p>2027.52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0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3</text:p>
          </table:table-cell>
          <table:table-cell office:value-type="float" office:value="32465" calcext:value-type="float">
            <text:p>32465</text:p>
          </table:table-cell>
          <table:table-cell office:value-type="string" calcext:value-type="string">
            <text:p>I</text:p>
          </table:table-cell>
          <table:table-cell office:value-type="float" office:value="19661" calcext:value-type="float">
            <text:p>19661</text:p>
          </table:table-cell>
          <table:table-cell office:value-type="float" office:value="12336566" calcext:value-type="float">
            <text:p>12336566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2:0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3</text:p>
          </table:table-cell>
          <table:table-cell office:value-type="float" office:value="32466" calcext:value-type="float">
            <text:p>32466</text:p>
          </table:table-cell>
          <table:table-cell office:value-type="string" calcext:value-type="string">
            <text:p>I</text:p>
          </table:table-cell>
          <table:table-cell office:value-type="float" office:value="19662" calcext:value-type="float">
            <text:p>19662</text:p>
          </table:table-cell>
          <table:table-cell office:value-type="float" office:value="12304152" calcext:value-type="float">
            <text:p>12304152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1:0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3</text:p>
          </table:table-cell>
          <table:table-cell office:value-type="float" office:value="32467" calcext:value-type="float">
            <text:p>32467</text:p>
          </table:table-cell>
          <table:table-cell office:value-type="string" calcext:value-type="string">
            <text:p>I</text:p>
          </table:table-cell>
          <table:table-cell office:value-type="float" office:value="19663" calcext:value-type="float">
            <text:p>19663</text:p>
          </table:table-cell>
          <table:table-cell office:value-type="float" office:value="12104972" calcext:value-type="float">
            <text:p>12104972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2:3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3</text:p>
          </table:table-cell>
          <table:table-cell office:value-type="float" office:value="32468" calcext:value-type="float">
            <text:p>32468</text:p>
          </table:table-cell>
          <table:table-cell office:value-type="string" calcext:value-type="string">
            <text:p>I</text:p>
          </table:table-cell>
          <table:table-cell office:value-type="float" office:value="19664" calcext:value-type="float">
            <text:p>19664</text:p>
          </table:table-cell>
          <table:table-cell office:value-type="float" office:value="12302995" calcext:value-type="float">
            <text:p>12302995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1:15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2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4</text:p>
          </table:table-cell>
          <table:table-cell office:value-type="float" office:value="32476" calcext:value-type="float">
            <text:p>32476</text:p>
          </table:table-cell>
          <table:table-cell office:value-type="string" calcext:value-type="string">
            <text:p>I</text:p>
          </table:table-cell>
          <table:table-cell office:value-type="float" office:value="19667" calcext:value-type="float">
            <text:p>19667</text:p>
          </table:table-cell>
          <table:table-cell office:value-type="float" office:value="11952977" calcext:value-type="float">
            <text:p>11952977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2:4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3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1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I</text:p>
          </table:table-cell>
          <table:table-cell office:value-type="float" office:value="19684" calcext:value-type="float">
            <text:p>19684</text:p>
          </table:table-cell>
          <table:table-cell office:value-type="float" office:value="12191275" calcext:value-type="float">
            <text:p>12191275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0:4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18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6</text:p>
          </table:table-cell>
          <table:table-cell office:value-type="float" office:value="32531" calcext:value-type="float">
            <text:p>32531</text:p>
          </table:table-cell>
          <table:table-cell office:value-type="string" calcext:value-type="string">
            <text:p>I</text:p>
          </table:table-cell>
          <table:table-cell office:value-type="float" office:value="19701" calcext:value-type="float">
            <text:p>19701</text:p>
          </table:table-cell>
          <table:table-cell office:value-type="float" office:value="12086587" calcext:value-type="float">
            <text:p>12086587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0:3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5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6</text:p>
          </table:table-cell>
          <table:table-cell office:value-type="float" office:value="32532" calcext:value-type="float">
            <text:p>32532</text:p>
          </table:table-cell>
          <table:table-cell office:value-type="string" calcext:value-type="string">
            <text:p>I</text:p>
          </table:table-cell>
          <table:table-cell office:value-type="float" office:value="19702" calcext:value-type="float">
            <text:p>19702</text:p>
          </table:table-cell>
          <table:table-cell office:value-type="float" office:value="12135205" calcext:value-type="float">
            <text:p>12135205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3:0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5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68" calcext:value-type="float">
            <text:p>32568</text:p>
          </table:table-cell>
          <table:table-cell office:value-type="string" calcext:value-type="string">
            <text:p>I</text:p>
          </table:table-cell>
          <table:table-cell office:value-type="float" office:value="19726" calcext:value-type="float">
            <text:p>19726</text:p>
          </table:table-cell>
          <table:table-cell office:value-type="float" office:value="12265502" calcext:value-type="float">
            <text:p>12265502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2:2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8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3-29</text:p>
          </table:table-cell>
          <table:table-cell office:value-type="float" office:value="32569" calcext:value-type="float">
            <text:p>32569</text:p>
          </table:table-cell>
          <table:table-cell office:value-type="string" calcext:value-type="string">
            <text:p>I</text:p>
          </table:table-cell>
          <table:table-cell office:value-type="float" office:value="19727" calcext:value-type="float">
            <text:p>19727</text:p>
          </table:table-cell>
          <table:table-cell office:value-type="float" office:value="12176906" calcext:value-type="float">
            <text:p>12176906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1:45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5-28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2</text:p>
          </table:table-cell>
          <table:table-cell office:value-type="float" office:value="32579" calcext:value-type="float">
            <text:p>32579</text:p>
          </table:table-cell>
          <table:table-cell office:value-type="string" calcext:value-type="string">
            <text:p>I</text:p>
          </table:table-cell>
          <table:table-cell office:value-type="float" office:value="19730" calcext:value-type="float">
            <text:p>19730</text:p>
          </table:table-cell>
          <table:table-cell office:value-type="float" office:value="12026308" calcext:value-type="float">
            <text:p>12026308</text:p>
          </table:table-cell>
          <table:table-cell office:value-type="float" office:value="2027.52" calcext:value-type="float">
            <text:p>2027.52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2027.52" calcext:value-type="float">
            <text:p>2027.52</text:p>
          </table:table-cell>
          <table:table-cell office:value-type="string" calcext:value-type="string">
            <text:p>Time: 13:2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1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9</text:p>
          </table:table-cell>
          <table:table-cell office:value-type="float" office:value="32612" calcext:value-type="float">
            <text:p>32612</text:p>
          </table:table-cell>
          <table:table-cell office:value-type="string" calcext:value-type="string">
            <text:p>I</text:p>
          </table:table-cell>
          <table:table-cell office:value-type="float" office:value="19746" calcext:value-type="float">
            <text:p>19746</text:p>
          </table:table-cell>
          <table:table-cell office:value-type="float" office:value="12314789" calcext:value-type="float">
            <text:p>12314789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0:0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8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9</text:p>
          </table:table-cell>
          <table:table-cell office:value-type="float" office:value="32613" calcext:value-type="float">
            <text:p>32613</text:p>
          </table:table-cell>
          <table:table-cell office:value-type="string" calcext:value-type="string">
            <text:p>I</text:p>
          </table:table-cell>
          <table:table-cell office:value-type="float" office:value="19747" calcext:value-type="float">
            <text:p>19747</text:p>
          </table:table-cell>
          <table:table-cell office:value-type="float" office:value="11930268" calcext:value-type="float">
            <text:p>11930268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3:4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8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9</text:p>
          </table:table-cell>
          <table:table-cell office:value-type="float" office:value="32614" calcext:value-type="float">
            <text:p>32614</text:p>
          </table:table-cell>
          <table:table-cell office:value-type="string" calcext:value-type="string">
            <text:p>I</text:p>
          </table:table-cell>
          <table:table-cell office:value-type="float" office:value="19748" calcext:value-type="float">
            <text:p>19748</text:p>
          </table:table-cell>
          <table:table-cell office:value-type="float" office:value="12347466" calcext:value-type="float">
            <text:p>12347466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4:0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8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0</text:p>
          </table:table-cell>
          <table:table-cell office:value-type="float" office:value="32619" calcext:value-type="float">
            <text:p>32619</text:p>
          </table:table-cell>
          <table:table-cell office:value-type="string" calcext:value-type="string">
            <text:p>I</text:p>
          </table:table-cell>
          <table:table-cell office:value-type="float" office:value="19751" calcext:value-type="float">
            <text:p>19751</text:p>
          </table:table-cell>
          <table:table-cell office:value-type="float" office:value="12339070" calcext:value-type="float">
            <text:p>12339070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2:45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09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6</text:p>
          </table:table-cell>
          <table:table-cell office:value-type="float" office:value="32640" calcext:value-type="float">
            <text:p>32640</text:p>
          </table:table-cell>
          <table:table-cell office:value-type="string" calcext:value-type="string">
            <text:p>I</text:p>
          </table:table-cell>
          <table:table-cell office:value-type="float" office:value="19762" calcext:value-type="float">
            <text:p>19762</text:p>
          </table:table-cell>
          <table:table-cell office:value-type="float" office:value="11999307" calcext:value-type="float">
            <text:p>11999307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3:15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6</text:p>
          </table:table-cell>
          <table:table-cell office:value-type="float" office:value="32641" calcext:value-type="float">
            <text:p>32641</text:p>
          </table:table-cell>
          <table:table-cell office:value-type="string" calcext:value-type="string">
            <text:p>I</text:p>
          </table:table-cell>
          <table:table-cell office:value-type="float" office:value="19763" calcext:value-type="float">
            <text:p>19763</text:p>
          </table:table-cell>
          <table:table-cell office:value-type="float" office:value="12139946" calcext:value-type="float">
            <text:p>12139946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3:0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6</text:p>
          </table:table-cell>
          <table:table-cell office:value-type="float" office:value="32642" calcext:value-type="float">
            <text:p>32642</text:p>
          </table:table-cell>
          <table:table-cell office:value-type="string" calcext:value-type="string">
            <text:p>I</text:p>
          </table:table-cell>
          <table:table-cell office:value-type="float" office:value="19764" calcext:value-type="float">
            <text:p>19764</text:p>
          </table:table-cell>
          <table:table-cell office:value-type="float" office:value="12370288" calcext:value-type="float">
            <text:p>12370288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1:3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FTR Pl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17</text:p>
          </table:table-cell>
          <table:table-cell office:value-type="float" office:value="32648" calcext:value-type="float">
            <text:p>32648</text:p>
          </table:table-cell>
          <table:table-cell office:value-type="string" calcext:value-type="string">
            <text:p>I</text:p>
          </table:table-cell>
          <table:table-cell office:value-type="float" office:value="19767" calcext:value-type="float">
            <text:p>19767</text:p>
          </table:table-cell>
          <table:table-cell office:value-type="float" office:value="12048683" calcext:value-type="float">
            <text:p>12048683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1030.43" calcext:value-type="float">
            <text:p>1030.43</text:p>
          </table:table-cell>
          <table:table-cell office:value-type="string" calcext:value-type="string">
            <text:p>Time: 12:20</text:p>
          </table:table-cell>
          <table:table-cell office:value-type="string" calcext:value-type="string">
            <text:p>60 Days from Invoice Date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2019-06-16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saster Plaster L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9-04-09</text:p>
          </table:table-cell>
          <table:table-cell office:value-type="float" office:value="32616" calcext:value-type="float">
            <text:p>32616</text:p>
          </table:table-cell>
          <table:table-cell office:value-type="string" calcext:value-type="string">
            <text:p>I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PO-0013</text:p>
          </table:table-cell>
          <table:table-cell office:value-type="float" office:value="4877.28" calcext:value-type="float">
            <text:p>4877.28</text:p>
          </table:table-cell>
          <table:table-cell office:value-type="string" calcext:value-type="string">
            <text:p>GBP</text:p>
          </table:table-cell>
          <table:table-cell office:value-type="float" office:value="1" calcext:value-type="float">
            <text:p>1</text:p>
          </table:table-cell>
          <table:table-cell office:value-type="float" office:value="4877.28" calcext:value-type="float">
            <text:p>4877.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0 Days from Invoice date</text:p>
          </table:table-cell>
          <table:table-cell office:value-type="string" calcext:value-type="string">
            <text:p>Not Tier 1</text:p>
          </table:table-cell>
          <table:table-cell office:value-type="string" calcext:value-type="string">
            <text:p>2019-05-0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Receipts Forecast" table:style-name="ta1">
        <table:table-column table:style-name="co18" table:default-cell-style-name="ce61"/>
        <table:table-column table:style-name="co19" table:default-cell-style-name="ce71"/>
        <table:table-column table:style-name="co17" table:default-cell-style-name="ce79"/>
        <table:table-column table:style-name="co17" table:number-columns-repeated="7" table:default-cell-style-name="Pivot_20_Table_20_Value"/>
        <table:table-column table:style-name="co17" table:default-cell-style-name="ce99"/>
        <table:table-column table:style-name="co17" table:default-cell-style-name="ce108"/>
        <table:table-row table:style-name="ro1">
          <table:table-cell table:style-name="Pivot_20_Table_20_Field" office:value-type="string" calcext:value-type="string">
            <text:p>currency</text:p>
          </table:table-cell>
          <table:table-cell table:style-name="ce64" office:value-type="string" calcext:value-type="string">
            <text:p>- all -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55" office:value-type="string" calcext:value-type="string">
            <text:p>Sum - base_os_value</text:p>
          </table:table-cell>
          <table:table-cell table:style-name="ce65"/>
          <table:table-cell table:style-name="ce74" office:value-type="string" calcext:value-type="string">
            <text:p>Data</text:p>
          </table:table-cell>
          <table:table-cell table:style-name="ce74" office:value-type="string" calcext:value-type="string">
            <text:p>pay_year</text:p>
          </table:table-cell>
          <table:table-cell table:style-name="ce94" table:number-columns-repeated="7"/>
          <table:table-cell table:style-name="ce103"/>
        </table:table-row>
        <table:table-row table:style-name="ro1">
          <table:table-cell table:style-name="ce56"/>
          <table:table-cell table:style-name="ce66"/>
          <table:table-cell table:style-name="ce75" office:value-type="float" office:value="2019" calcext:value-type="float">
            <text:p>2019</text:p>
          </table:table-cell>
          <table:table-cell table:style-name="ce86" table:number-columns-repeated="8"/>
          <table:table-cell table:style-name="ce104" office:value-type="string" calcext:value-type="string">
            <text:p>Total Result</text:p>
          </table:table-cell>
        </table:table-row>
        <table:table-row table:style-name="ro1">
          <table:table-cell table:style-name="ce57" office:value-type="string" calcext:value-type="string">
            <text:p>sl_analysis</text:p>
          </table:table-cell>
          <table:table-cell table:style-name="ce67" office:value-type="string" calcext:value-type="string">
            <text:p>customer</text:p>
          </table:table-cell>
          <table:table-cell table:style-name="ce76" office:value-type="float" office:value="18" calcext:value-type="float">
            <text:p>18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105"/>
        </table:table-row>
        <table:table-row table:style-name="ro1">
          <table:table-cell table:style-name="ce58" office:value-type="string" calcext:value-type="string">
            <text:p>Inter Company</text:p>
          </table:table-cell>
          <table:table-cell table:style-name="ce68" office:value-type="string" calcext:value-type="string">
            <text:p>Internal Logistics Limited</text:p>
          </table:table-cell>
          <table:table-cell table:style-name="ce77"/>
          <table:table-cell table:style-name="ce88" table:number-columns-repeated="3"/>
          <table:table-cell table:style-name="ce95" office:value-type="float" office:value="472.32" calcext:value-type="float">
            <text:p>472.32</text:p>
          </table:table-cell>
          <table:table-cell table:style-name="ce88" table:number-columns-repeated="3"/>
          <table:table-cell table:style-name="ce97"/>
          <table:table-cell table:style-name="ce106" office:value-type="float" office:value="472.32" calcext:value-type="float">
            <text:p>472.32</text:p>
          </table:table-cell>
        </table:table-row>
        <table:table-row table:style-name="ro1">
          <table:table-cell table:style-name="ce59" office:value-type="string" calcext:value-type="string">
            <text:p>Inter Company Result</text:p>
          </table:table-cell>
          <table:table-cell table:style-name="ce69"/>
          <table:table-cell table:style-name="Pivot_20_Table_20_Result" table:number-columns-repeated="4"/>
          <table:table-cell table:style-name="ce82" office:value-type="float" office:value="472.32" calcext:value-type="float">
            <text:p>472.32</text:p>
          </table:table-cell>
          <table:table-cell table:style-name="Pivot_20_Table_20_Result" table:number-columns-repeated="4"/>
          <table:table-cell table:style-name="ce106" office:value-type="float" office:value="472.32" calcext:value-type="float">
            <text:p>472.32</text:p>
          </table:table-cell>
        </table:table-row>
        <table:table-row table:style-name="ro1">
          <table:table-cell table:style-name="ce60" office:value-type="string" calcext:value-type="string">
            <text:p>Not Tier 1</text:p>
          </table:table-cell>
          <table:table-cell table:style-name="ce70" office:value-type="string" calcext:value-type="string">
            <text:p>Bragger NV</text:p>
          </table:table-cell>
          <table:table-cell table:style-name="ce78"/>
          <table:table-cell table:style-name="ce89" table:number-columns-repeated="3"/>
          <table:table-cell table:style-name="ce92" office:value-type="float" office:value="5260.64" calcext:value-type="float">
            <text:p>5260.64</text:p>
          </table:table-cell>
          <table:table-cell table:style-name="ce89" table:number-columns-repeated="3"/>
          <table:table-cell table:style-name="ce98"/>
          <table:table-cell table:style-name="ce107" office:value-type="float" office:value="5260.64" calcext:value-type="float">
            <text:p>5260.64</text:p>
          </table:table-cell>
        </table:table-row>
        <table:table-row table:style-name="ro1">
          <table:table-cell/>
          <table:table-cell office:value-type="string" calcext:value-type="string">
            <text:p>Container Solutions</text:p>
          </table:table-cell>
          <table:table-cell office:value-type="float" office:value="-2820" calcext:value-type="float">
            <text:p>-2820</text:p>
          </table:table-cell>
          <table:table-cell table:number-columns-repeated="8"/>
          <table:table-cell office:value-type="float" office:value="-2820" calcext:value-type="float">
            <text:p>-2820</text:p>
          </table:table-cell>
        </table:table-row>
        <table:table-row table:style-name="ro1">
          <table:table-cell/>
          <table:table-cell office:value-type="string" calcext:value-type="string">
            <text:p>County Greening-Way Ltd</text:p>
          </table:table-cell>
          <table:table-cell office:value-type="float" office:value="3591.36" calcext:value-type="float">
            <text:p>3591.36</text:p>
          </table:table-cell>
          <table:table-cell table:number-columns-repeated="8"/>
          <table:table-cell office:value-type="float" office:value="3591.36" calcext:value-type="float">
            <text:p>3591.36</text:p>
          </table:table-cell>
        </table:table-row>
        <table:table-row table:style-name="ro1">
          <table:table-cell/>
          <table:table-cell office:value-type="string" calcext:value-type="string">
            <text:p>Delta Two Zero</text:p>
          </table:table-cell>
          <table:table-cell table:style-name="ce80"/>
          <table:table-cell/>
          <table:table-cell table:style-name="ce90" office:value-type="float" office:value="24393.6" calcext:value-type="float">
            <text:p>24393.6</text:p>
          </table:table-cell>
          <table:table-cell table:number-columns-repeated="6"/>
          <table:table-cell office:value-type="float" office:value="24393.6" calcext:value-type="float">
            <text:p>24393.6</text:p>
          </table:table-cell>
        </table:table-row>
        <table:table-row table:style-name="ro1">
          <table:table-cell/>
          <table:table-cell office:value-type="string" calcext:value-type="string">
            <text:p>Disaster Plaster Ltd</text:p>
          </table:table-cell>
          <table:table-cell table:style-name="ce80"/>
          <table:table-cell table:style-name="ce90" office:value-type="float" office:value="4877.28" calcext:value-type="float">
            <text:p>4877.28</text:p>
          </table:table-cell>
          <table:table-cell table:number-columns-repeated="7"/>
          <table:table-cell office:value-type="float" office:value="4877.28" calcext:value-type="float">
            <text:p>4877.28</text:p>
          </table:table-cell>
        </table:table-row>
        <table:table-row table:style-name="ro1">
          <table:table-cell/>
          <table:table-cell office:value-type="string" calcext:value-type="string">
            <text:p>MiB SA</text:p>
          </table:table-cell>
          <table:table-cell table:style-name="ce80"/>
          <table:table-cell table:number-columns-repeated="5"/>
          <table:table-cell table:style-name="ce90" office:value-type="float" office:value="30513.6" calcext:value-type="float">
            <text:p>30513.6</text:p>
          </table:table-cell>
          <table:table-cell table:number-columns-repeated="2"/>
          <table:table-cell office:value-type="float" office:value="30513.6" calcext:value-type="float">
            <text:p>30513.6</text:p>
          </table:table-cell>
        </table:table-row>
        <table:table-row table:style-name="ro1">
          <table:table-cell/>
          <table:table-cell office:value-type="string" calcext:value-type="string">
            <text:p>The Black Men Ltd</text:p>
          </table:table-cell>
          <table:table-cell office:value-type="float" office:value="-180" calcext:value-type="float">
            <text:p>-180</text:p>
          </table:table-cell>
          <table:table-cell table:number-columns-repeated="8"/>
          <table:table-cell office:value-type="float" office:value="-180" calcext:value-type="float">
            <text:p>-180</text:p>
          </table:table-cell>
        </table:table-row>
        <table:table-row table:style-name="ro1">
          <table:table-cell table:style-name="ce62"/>
          <table:table-cell table:style-name="ce72" office:value-type="string" calcext:value-type="string">
            <text:p>Valley Group</text:p>
          </table:table-cell>
          <table:table-cell table:style-name="ce81"/>
          <table:table-cell table:style-name="ce91" table:number-columns-repeated="3"/>
          <table:table-cell table:style-name="ce96" office:value-type="float" office:value="8619.96" calcext:value-type="float">
            <text:p>8619.96</text:p>
          </table:table-cell>
          <table:table-cell table:style-name="ce91" table:number-columns-repeated="3"/>
          <table:table-cell table:style-name="ce100"/>
          <table:table-cell table:style-name="ce109" office:value-type="float" office:value="8619.96" calcext:value-type="float">
            <text:p>8619.96</text:p>
          </table:table-cell>
        </table:table-row>
        <table:table-row table:style-name="ro1">
          <table:table-cell table:style-name="ce59" office:value-type="string" calcext:value-type="string">
            <text:p>Not Tier 1 Result</text:p>
          </table:table-cell>
          <table:table-cell table:style-name="ce69"/>
          <table:table-cell table:style-name="ce82" office:value-type="float" office:value="591.36" calcext:value-type="float">
            <text:p>591.36</text:p>
          </table:table-cell>
          <table:table-cell table:style-name="ce82" office:value-type="float" office:value="4877.28" calcext:value-type="float">
            <text:p>4877.28</text:p>
          </table:table-cell>
          <table:table-cell table:style-name="ce82" office:value-type="float" office:value="24393.6" calcext:value-type="float">
            <text:p>24393.6</text:p>
          </table:table-cell>
          <table:table-cell table:style-name="Pivot_20_Table_20_Result"/>
          <table:table-cell table:style-name="ce82" office:value-type="float" office:value="13880.6" calcext:value-type="float">
            <text:p>13880.6</text:p>
          </table:table-cell>
          <table:table-cell table:style-name="Pivot_20_Table_20_Result"/>
          <table:table-cell table:style-name="ce82" office:value-type="float" office:value="30513.6" calcext:value-type="float">
            <text:p>30513.6</text:p>
          </table:table-cell>
          <table:table-cell table:style-name="Pivot_20_Table_20_Result" table:number-columns-repeated="2"/>
          <table:table-cell table:style-name="ce106" office:value-type="float" office:value="74256.44" calcext:value-type="float">
            <text:p>74256.44</text:p>
          </table:table-cell>
        </table:table-row>
        <table:table-row table:style-name="ro1">
          <table:table-cell table:style-name="ce60" office:value-type="string" calcext:value-type="string">
            <text:p>Tier 1</text:p>
          </table:table-cell>
          <table:table-cell table:style-name="ce70" office:value-type="string" calcext:value-type="string">
            <text:p>Berts Wholesalers Limited</text:p>
          </table:table-cell>
          <table:table-cell table:style-name="ce83" office:value-type="float" office:value="6706.96" calcext:value-type="float">
            <text:p>6706.96</text:p>
          </table:table-cell>
          <table:table-cell table:style-name="ce92" office:value-type="float" office:value="4274.22" calcext:value-type="float">
            <text:p>4274.22</text:p>
          </table:table-cell>
          <table:table-cell table:style-name="ce92" office:value-type="float" office:value="4274.21" calcext:value-type="float">
            <text:p>4274.21</text:p>
          </table:table-cell>
          <table:table-cell table:style-name="ce92" office:value-type="float" office:value="2432.74" calcext:value-type="float">
            <text:p>2432.74</text:p>
          </table:table-cell>
          <table:table-cell table:style-name="ce92" office:value-type="float" office:value="2446.28" calcext:value-type="float">
            <text:p>2446.28</text:p>
          </table:table-cell>
          <table:table-cell table:style-name="ce92" office:value-type="float" office:value="3655.88" calcext:value-type="float">
            <text:p>3655.88</text:p>
          </table:table-cell>
          <table:table-cell table:style-name="ce89" table:number-columns-repeated="2"/>
          <table:table-cell table:style-name="ce98"/>
          <table:table-cell table:style-name="ce107" office:value-type="float" office:value="23790.29" calcext:value-type="float">
            <text:p>23790.29</text:p>
          </table:table-cell>
        </table:table-row>
        <table:table-row table:style-name="ro1">
          <table:table-cell/>
          <table:table-cell office:value-type="string" calcext:value-type="string">
            <text:p>CanDo Limited</text:p>
          </table:table-cell>
          <table:table-cell office:value-type="float" office:value="8681.91" calcext:value-type="float">
            <text:p>8681.91</text:p>
          </table:table-cell>
          <table:table-cell table:number-columns-repeated="2" table:style-name="ce90" office:value-type="float" office:value="3858.63" calcext:value-type="float">
            <text:p>3858.63</text:p>
          </table:table-cell>
          <table:table-cell table:style-name="ce90" office:value-type="float" office:value="2599.35" calcext:value-type="float">
            <text:p>2599.35</text:p>
          </table:table-cell>
          <table:table-cell table:style-name="ce90" office:value-type="float" office:value="7717.26" calcext:value-type="float">
            <text:p>7717.26</text:p>
          </table:table-cell>
          <table:table-cell table:style-name="ce90" office:value-type="float" office:value="1929.31" calcext:value-type="float">
            <text:p>1929.31</text:p>
          </table:table-cell>
          <table:table-cell table:style-name="ce90" office:value-type="float" office:value="6752.6" calcext:value-type="float">
            <text:p>6752.6</text:p>
          </table:table-cell>
          <table:table-cell table:style-name="ce90" office:value-type="float" office:value="3858.63" calcext:value-type="float">
            <text:p>3858.63</text:p>
          </table:table-cell>
          <table:table-cell table:style-name="ce101" office:value-type="float" office:value="2893.97" calcext:value-type="float">
            <text:p>2893.97</text:p>
          </table:table-cell>
          <table:table-cell office:value-type="float" office:value="42150.29" calcext:value-type="float">
            <text:p>42150.29</text:p>
          </table:table-cell>
        </table:table-row>
        <table:table-row table:style-name="ro1">
          <table:table-cell/>
          <table:table-cell office:value-type="string" calcext:value-type="string">
            <text:p>Chester Healthcare Ltd</text:p>
          </table:table-cell>
          <table:table-cell office:value-type="float" office:value="17467.92" calcext:value-type="float">
            <text:p>17467.92</text:p>
          </table:table-cell>
          <table:table-cell/>
          <table:table-cell table:style-name="ce90" office:value-type="float" office:value="5323.75" calcext:value-type="float">
            <text:p>5323.75</text:p>
          </table:table-cell>
          <table:table-cell table:style-name="ce90" office:value-type="float" office:value="1500" calcext:value-type="float">
            <text:p>1500</text:p>
          </table:table-cell>
          <table:table-cell table:number-columns-repeated="5"/>
          <table:table-cell office:value-type="float" office:value="24291.67" calcext:value-type="float">
            <text:p>24291.67</text:p>
          </table:table-cell>
        </table:table-row>
        <table:table-row table:style-name="ro1">
          <table:table-cell/>
          <table:table-cell office:value-type="string" calcext:value-type="string">
            <text:p>Coda Ltd</text:p>
          </table:table-cell>
          <table:table-cell office:value-type="float" office:value="18893.56" calcext:value-type="float">
            <text:p>18893.56</text:p>
          </table:table-cell>
          <table:table-cell table:number-columns-repeated="3"/>
          <table:table-cell table:style-name="ce90" office:value-type="float" office:value="10796.32" calcext:value-type="float">
            <text:p>10796.32</text:p>
          </table:table-cell>
          <table:table-cell table:number-columns-repeated="4"/>
          <table:table-cell office:value-type="float" office:value="29689.88" calcext:value-type="float">
            <text:p>29689.88</text:p>
          </table:table-cell>
        </table:table-row>
        <table:table-row table:style-name="ro1">
          <table:table-cell/>
          <table:table-cell office:value-type="string" calcext:value-type="string">
            <text:p>DFTR Plc</text:p>
          </table:table-cell>
          <table:table-cell office:value-type="float" office:value="4121.72" calcext:value-type="float">
            <text:p>4121.72</text:p>
          </table:table-cell>
          <table:table-cell table:style-name="ce90" office:value-type="float" office:value="6149.24" calcext:value-type="float">
            <text:p>6149.24</text:p>
          </table:table-cell>
          <table:table-cell table:number-columns-repeated="2" table:style-name="ce90" office:value-type="float" office:value="2060.86" calcext:value-type="float">
            <text:p>2060.86</text:p>
          </table:table-cell>
          <table:table-cell table:style-name="ce90" office:value-type="float" office:value="4088.38" calcext:value-type="float">
            <text:p>4088.38</text:p>
          </table:table-cell>
          <table:table-cell table:number-columns-repeated="2" table:style-name="ce90" office:value-type="float" office:value="4121.72" calcext:value-type="float">
            <text:p>4121.72</text:p>
          </table:table-cell>
          <table:table-cell table:number-columns-repeated="2"/>
          <table:table-cell office:value-type="float" office:value="26724.5" calcext:value-type="float">
            <text:p>26724.5</text:p>
          </table:table-cell>
        </table:table-row>
        <table:table-row table:style-name="ro1">
          <table:table-cell/>
          <table:table-cell office:value-type="string" calcext:value-type="string">
            <text:p>Docker UK Ltd</text:p>
          </table:table-cell>
          <table:table-cell table:style-name="ce80"/>
          <table:table-cell table:number-columns-repeated="5"/>
          <table:table-cell table:style-name="ce90" office:value-type="float" office:value="600" calcext:value-type="float">
            <text:p>600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Edgy Engineering Ltd</text:p>
          </table:table-cell>
          <table:table-cell office:value-type="float" office:value="15610.35" calcext:value-type="float">
            <text:p>15610.35</text:p>
          </table:table-cell>
          <table:table-cell table:style-name="ce90" office:value-type="float" office:value="29940.86" calcext:value-type="float">
            <text:p>29940.86</text:p>
          </table:table-cell>
          <table:table-cell table:style-name="ce90" office:value-type="float" office:value="29885.03" calcext:value-type="float">
            <text:p>29885.03</text:p>
          </table:table-cell>
          <table:table-cell table:style-name="ce90" office:value-type="float" office:value="23915.99" calcext:value-type="float">
            <text:p>23915.99</text:p>
          </table:table-cell>
          <table:table-cell table:style-name="ce90" office:value-type="float" office:value="25983.07" calcext:value-type="float">
            <text:p>25983.07</text:p>
          </table:table-cell>
          <table:table-cell table:number-columns-repeated="4"/>
          <table:table-cell office:value-type="float" office:value="125335.3" calcext:value-type="float">
            <text:p>125335.3</text:p>
          </table:table-cell>
        </table:table-row>
        <table:table-row table:style-name="ro1">
          <table:table-cell/>
          <table:table-cell office:value-type="string" calcext:value-type="string">
            <text:p>Fields of Gold</text:p>
          </table:table-cell>
          <table:table-cell table:style-name="ce80"/>
          <table:table-cell/>
          <table:table-cell table:style-name="ce90" office:value-type="float" office:value="6418.92" calcext:value-type="float">
            <text:p>6418.92</text:p>
          </table:table-cell>
          <table:table-cell/>
          <table:table-cell table:style-name="ce90" office:value-type="float" office:value="13713.66" calcext:value-type="float">
            <text:p>13713.66</text:p>
          </table:table-cell>
          <table:table-cell table:style-name="ce90" office:value-type="float" office:value="14891.75" calcext:value-type="float">
            <text:p>14891.75</text:p>
          </table:table-cell>
          <table:table-cell table:style-name="ce90" office:value-type="float" office:value="4026.06" calcext:value-type="float">
            <text:p>4026.06</text:p>
          </table:table-cell>
          <table:table-cell table:style-name="ce90" office:value-type="float" office:value="14303.92" calcext:value-type="float">
            <text:p>14303.92</text:p>
          </table:table-cell>
          <table:table-cell/>
          <table:table-cell office:value-type="float" office:value="53354.31" calcext:value-type="float">
            <text:p>53354.31</text:p>
          </table:table-cell>
        </table:table-row>
        <table:table-row table:style-name="ro1">
          <table:table-cell/>
          <table:table-cell office:value-type="string" calcext:value-type="string">
            <text:p>SO Envy Limited</text:p>
          </table:table-cell>
          <table:table-cell office:value-type="float" office:value="3031" calcext:value-type="float">
            <text:p>3031</text:p>
          </table:table-cell>
          <table:table-cell/>
          <table:table-cell table:style-name="ce90" office:value-type="float" office:value="5080.32" calcext:value-type="float">
            <text:p>5080.32</text:p>
          </table:table-cell>
          <table:table-cell table:number-columns-repeated="6"/>
          <table:table-cell office:value-type="float" office:value="8111.32" calcext:value-type="float">
            <text:p>8111.32</text:p>
          </table:table-cell>
        </table:table-row>
        <table:table-row table:style-name="ro1">
          <table:table-cell/>
          <table:table-cell office:value-type="string" calcext:value-type="string">
            <text:p>Terry and the Dactyls Ltd</text:p>
          </table:table-cell>
          <table:table-cell table:style-name="ce80"/>
          <table:table-cell table:style-name="ce90" office:value-type="float" office:value="3654.72" calcext:value-type="float">
            <text:p>3654.72</text:p>
          </table:table-cell>
          <table:table-cell table:number-columns-repeated="7"/>
          <table:table-cell office:value-type="float" office:value="3654.72" calcext:value-type="float">
            <text:p>3654.72</text:p>
          </table:table-cell>
        </table:table-row>
        <table:table-row table:style-name="ro1">
          <table:table-cell/>
          <table:table-cell office:value-type="string" calcext:value-type="string">
            <text:p>The Zone Ltd</text:p>
          </table:table-cell>
          <table:table-cell office:value-type="float" office:value="12033.02" calcext:value-type="float">
            <text:p>12033.02</text:p>
          </table:table-cell>
          <table:table-cell table:number-columns-repeated="8"/>
          <table:table-cell office:value-type="float" office:value="12033.02" calcext:value-type="float">
            <text:p>12033.02</text:p>
          </table:table-cell>
        </table:table-row>
        <table:table-row table:style-name="ro1">
          <table:table-cell table:style-name="ce62"/>
          <table:table-cell table:style-name="ce72" office:value-type="string" calcext:value-type="string">
            <text:p>Wind Soc Ltd</text:p>
          </table:table-cell>
          <table:table-cell table:style-name="ce84" office:value-type="float" office:value="2540.16" calcext:value-type="float">
            <text:p>2540.16</text:p>
          </table:table-cell>
          <table:table-cell table:style-name="ce91" table:number-columns-repeated="6"/>
          <table:table-cell table:style-name="ce96" office:value-type="float" office:value="2540.16" calcext:value-type="float">
            <text:p>2540.16</text:p>
          </table:table-cell>
          <table:table-cell table:style-name="ce100"/>
          <table:table-cell table:style-name="ce109" office:value-type="float" office:value="5080.32" calcext:value-type="float">
            <text:p>5080.32</text:p>
          </table:table-cell>
        </table:table-row>
        <table:table-row table:style-name="ro1">
          <table:table-cell table:style-name="ce59" office:value-type="string" calcext:value-type="string">
            <text:p>Tier 1 Result</text:p>
          </table:table-cell>
          <table:table-cell table:style-name="ce69"/>
          <table:table-cell table:style-name="ce82" office:value-type="float" office:value="89086.6" calcext:value-type="float">
            <text:p>89086.6</text:p>
          </table:table-cell>
          <table:table-cell table:style-name="ce82" office:value-type="float" office:value="47877.67" calcext:value-type="float">
            <text:p>47877.67</text:p>
          </table:table-cell>
          <table:table-cell table:style-name="ce82" office:value-type="float" office:value="56901.72" calcext:value-type="float">
            <text:p>56901.72</text:p>
          </table:table-cell>
          <table:table-cell table:style-name="ce82" office:value-type="float" office:value="32508.94" calcext:value-type="float">
            <text:p>32508.94</text:p>
          </table:table-cell>
          <table:table-cell table:style-name="ce82" office:value-type="float" office:value="64744.97" calcext:value-type="float">
            <text:p>64744.97</text:p>
          </table:table-cell>
          <table:table-cell table:style-name="ce82" office:value-type="float" office:value="24598.66" calcext:value-type="float">
            <text:p>24598.66</text:p>
          </table:table-cell>
          <table:table-cell table:style-name="ce82" office:value-type="float" office:value="15500.38" calcext:value-type="float">
            <text:p>15500.38</text:p>
          </table:table-cell>
          <table:table-cell table:style-name="ce82" office:value-type="float" office:value="20702.71" calcext:value-type="float">
            <text:p>20702.71</text:p>
          </table:table-cell>
          <table:table-cell table:style-name="ce82" office:value-type="float" office:value="2893.97" calcext:value-type="float">
            <text:p>2893.97</text:p>
          </table:table-cell>
          <table:table-cell table:style-name="ce106" office:value-type="float" office:value="354815.62" calcext:value-type="float">
            <text:p>354815.62</text:p>
          </table:table-cell>
        </table:table-row>
        <table:table-row table:style-name="ro1">
          <table:table-cell table:style-name="ce63" office:value-type="string" calcext:value-type="string">
            <text:p>Total Result</text:p>
          </table:table-cell>
          <table:table-cell table:style-name="ce73"/>
          <table:table-cell table:style-name="ce85" office:value-type="float" office:value="89677.96" calcext:value-type="float">
            <text:p>89677.96</text:p>
          </table:table-cell>
          <table:table-cell table:style-name="ce93" office:value-type="float" office:value="52754.95" calcext:value-type="float">
            <text:p>52754.95</text:p>
          </table:table-cell>
          <table:table-cell table:style-name="ce93" office:value-type="float" office:value="81295.32" calcext:value-type="float">
            <text:p>81295.32</text:p>
          </table:table-cell>
          <table:table-cell table:style-name="ce93" office:value-type="float" office:value="32508.94" calcext:value-type="float">
            <text:p>32508.94</text:p>
          </table:table-cell>
          <table:table-cell table:style-name="ce93" office:value-type="float" office:value="79097.89" calcext:value-type="float">
            <text:p>79097.89</text:p>
          </table:table-cell>
          <table:table-cell table:style-name="ce93" office:value-type="float" office:value="24598.66" calcext:value-type="float">
            <text:p>24598.66</text:p>
          </table:table-cell>
          <table:table-cell table:style-name="ce93" office:value-type="float" office:value="46013.98" calcext:value-type="float">
            <text:p>46013.98</text:p>
          </table:table-cell>
          <table:table-cell table:style-name="ce93" office:value-type="float" office:value="20702.71" calcext:value-type="float">
            <text:p>20702.71</text:p>
          </table:table-cell>
          <table:table-cell table:style-name="ce102" office:value-type="float" office:value="2893.97" calcext:value-type="float">
            <text:p>2893.97</text:p>
          </table:table-cell>
          <table:table-cell table:style-name="ce110" office:value-type="float" office:value="429544.38" calcext:value-type="float">
            <text:p>429544.38</text:p>
          </table:table-cell>
        </table:table-row>
      </table:table>
      <table:named-expressions/>
      <table:data-pilot-tables>
        <table:data-pilot-table table:name="DataPilot1" table:application-data="" table:target-range-address="'Receipts Forecast'.A1:'Receipts Forecast'.L30" table:buttons="'Receipts Forecast'.A1 'Receipts Forecast'.A5 'Receipts Forecast'.B5 'Receipts Forecast'.C3 'Receipts Forecast'.D3" table:show-filter-button="false" table:drill-down-on-double-click="false">
          <table:source-cell-range table:cell-range-address="data.A1:data.S126"/>
          <table:data-pilot-field table:source-field-name="currency" table:orientation="page" table:used-hierarchy="0" table:function="auto" loext:ignore-selected-page="true" table:selected-page="GBP">
            <table:data-pilot-level table:show-empty="false" calcext:repeat-item-labels="false">
              <table:data-pilot-members>
                <table:data-pilot-member table:name="GB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y_year" table:orientation="column" table:used-hierarchy="0" table:function="auto">
            <table:data-pilot-level table:show-empty="false" calcext:repeat-item-labels="false">
              <table:data-pilot-members>
                <table:data-pilot-member table:name="20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y_week" table:orientation="column" table:used-hierarchy="0" table:function="auto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l_analysis" table:orientation="row" table:used-hierarchy="0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nter Company" table:display="true" table:show-details="true"/>
                <table:data-pilot-member table:name="Not Tier 1" table:display="true" table:show-details="true"/>
                <table:data-pilot-member table:name="Tier 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stomer" table:orientation="row" table:used-hierarchy="0" table:function="auto">
            <table:data-pilot-level table:show-empty="false" calcext:repeat-item-labels="false">
              <table:data-pilot-members>
                <table:data-pilot-member table:name="Berts Wholesalers Limited" table:display="true" table:show-details="true"/>
                <table:data-pilot-member table:name="Bragger NV" table:display="true" table:show-details="true"/>
                <table:data-pilot-member table:name="CanDo Limited" table:display="true" table:show-details="true"/>
                <table:data-pilot-member table:name="Chester Healthcare Ltd" table:display="true" table:show-details="true"/>
                <table:data-pilot-member table:name="Coda Ltd" table:display="true" table:show-details="true"/>
                <table:data-pilot-member table:name="Container Solutions" table:display="true" table:show-details="true"/>
                <table:data-pilot-member table:name="County Greening-Way Ltd" table:display="true" table:show-details="true"/>
                <table:data-pilot-member table:name="Delta Two Zero" table:display="true" table:show-details="true"/>
                <table:data-pilot-member table:name="DFTR Plc" table:display="true" table:show-details="true"/>
                <table:data-pilot-member table:name="Disaster Plaster Ltd" table:display="true" table:show-details="true"/>
                <table:data-pilot-member table:name="Docker UK Ltd" table:display="true" table:show-details="true"/>
                <table:data-pilot-member table:name="Edgy Engineering Ltd" table:display="true" table:show-details="true"/>
                <table:data-pilot-member table:name="Fields of Gold" table:display="true" table:show-details="true"/>
                <table:data-pilot-member table:name="Internal Logistics Limited" table:display="true" table:show-details="true"/>
                <table:data-pilot-member table:name="MiB SA" table:display="true" table:show-details="true"/>
                <table:data-pilot-member table:name="SO Envy Limited" table:display="true" table:show-details="true"/>
                <table:data-pilot-member table:name="Terry and the Dactyls Ltd" table:display="true" table:show-details="true"/>
                <table:data-pilot-member table:name="The Black Men Ltd" table:display="true" table:show-details="true"/>
                <table:data-pilot-member table:name="The Zone Ltd" table:display="true" table:show-details="true"/>
                <table:data-pilot-member table:name="Valley Group" table:display="true" table:show-details="true"/>
                <table:data-pilot-member table:name="Wind Soc Lt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se_os_value" table:orientation="data" table:used-hierarchy="0" table:function="sum">
            <table:data-pilot-level table:show-empty="false" calcext:repeat-item-labels="false">
              <table:data-pilot-members>
                <table:data-pilot-member table:name="-2820" table:display="true" table:show-details="true"/>
                <table:data-pilot-member table:name="-1033.26" table:display="true" table:show-details="true"/>
                <table:data-pilot-member table:name="-180" table:display="true" table:show-details="true"/>
                <table:data-pilot-member table:name="236.16" table:display="true" table:show-details="true"/>
                <table:data-pilot-member table:name="300" table:display="true" table:show-details="true"/>
                <table:data-pilot-member table:name="594.62" table:display="true" table:show-details="true"/>
                <table:data-pilot-member table:name="600" table:display="true" table:show-details="true"/>
                <table:data-pilot-member table:name="604.8" table:display="true" table:show-details="true"/>
                <table:data-pilot-member table:name="670.03" table:display="true" table:show-details="true"/>
                <table:data-pilot-member table:name="964.66" table:display="true" table:show-details="true"/>
                <table:data-pilot-member table:name="1030.43" table:display="true" table:show-details="true"/>
                <table:data-pilot-member table:name="1223.14" table:display="true" table:show-details="true"/>
                <table:data-pilot-member table:name="1349.54" table:display="true" table:show-details="true"/>
                <table:data-pilot-member table:name="1500" table:display="true" table:show-details="true"/>
                <table:data-pilot-member table:name="1827.94" table:display="true" table:show-details="true"/>
                <table:data-pilot-member table:name="1929.31" table:display="true" table:show-details="true"/>
                <table:data-pilot-member table:name="2027.52" table:display="true" table:show-details="true"/>
                <table:data-pilot-member table:name="2446.27" table:display="true" table:show-details="true"/>
                <table:data-pilot-member table:name="2540.16" table:display="true" table:show-details="true"/>
                <table:data-pilot-member table:name="2699.08" table:display="true" table:show-details="true"/>
                <table:data-pilot-member table:name="2893.97" table:display="true" table:show-details="true"/>
                <table:data-pilot-member table:name="3168.22" table:display="true" table:show-details="true"/>
                <table:data-pilot-member table:name="3227.73" table:display="true" table:show-details="true"/>
                <table:data-pilot-member table:name="3591.36" table:display="true" table:show-details="true"/>
                <table:data-pilot-member table:name="3654.72" table:display="true" table:show-details="true"/>
                <table:data-pilot-member table:name="3815.56" table:display="true" table:show-details="true"/>
                <table:data-pilot-member table:name="3856.9" table:display="true" table:show-details="true"/>
                <table:data-pilot-member table:name="3858.62" table:display="true" table:show-details="true"/>
                <table:data-pilot-member table:name="4026.06" table:display="true" table:show-details="true"/>
                <table:data-pilot-member table:name="4064.26" table:display="true" table:show-details="true"/>
                <table:data-pilot-member table:name="4877.28" table:display="true" table:show-details="true"/>
                <table:data-pilot-member table:name="5080.32" table:display="true" table:show-details="true"/>
                <table:data-pilot-member table:name="5260.64" table:display="true" table:show-details="true"/>
                <table:data-pilot-member table:name="5323.75" table:display="true" table:show-details="true"/>
                <table:data-pilot-member table:name="6418.92" table:display="true" table:show-details="true"/>
                <table:data-pilot-member table:name="8530.7" table:display="true" table:show-details="true"/>
                <table:data-pilot-member table:name="8619.96" table:display="true" table:show-details="true"/>
                <table:data-pilot-member table:name="10485.93" table:display="true" table:show-details="true"/>
                <table:data-pilot-member table:name="11076.19" table:display="true" table:show-details="true"/>
                <table:data-pilot-member table:name="11135.7" table:display="true" table:show-details="true"/>
                <table:data-pilot-member table:name="11138.4" table:display="true" table:show-details="true"/>
                <table:data-pilot-member table:name="12803.62" table:display="true" table:show-details="true"/>
                <table:data-pilot-member table:name="13179.45" table:display="true" table:show-details="true"/>
                <table:data-pilot-member table:name="13204.51" table:display="true" table:show-details="true"/>
                <table:data-pilot-member table:name="15610.35" table:display="true" table:show-details="true"/>
                <table:data-pilot-member table:name="16680.52" table:display="true" table:show-details="true"/>
                <table:data-pilot-member table:name="16736.35" table:display="true" table:show-details="true"/>
                <table:data-pilot-member table:name="23915.99" table:display="true" table:show-details="true"/>
                <table:data-pilot-member table:name="24393.6" table:display="true" table:show-details="true"/>
                <table:data-pilot-member table:name="30513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09:51:07.218505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30T09:55:24.190064545</dc:date>
    <meta:editing-duration>PT7M42S</meta:editing-duration>
    <meta:editing-cycles>2</meta:editing-cycles>
    <meta:document-statistic meta:table-count="2" meta:cell-count="2542" meta:object-count="0"/>
  </office:meta>
</office:document-meta>
</file>